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806cm" fo:margin-left="0cm" table:align="left"/>
    </style:style>
    <style:style style:name="Table1.A" style:family="table-column">
      <style:table-column-properties style:column-width="7.911cm"/>
    </style:style>
    <style:style style:name="Table1.B" style:family="table-column">
      <style:table-column-properties style:column-width="9.895cm"/>
    </style:style>
    <style:style style:name="Table1.A1" style:family="table-cell">
      <style:table-cell-properties style:vertical-align="middle" fo:padding="0.106cm" fo:border="0.5pt solid #000000"/>
    </style:style>
    <style:style style:name="Table1.A4" style:family="table-cell">
      <style:table-cell-properties style:vertical-align="middle" fo:padding-left="0.106cm" fo:padding-right="0.106cm" fo:padding-top="0cm" fo:padding-bottom="0.106cm" fo:border-left="0.5pt solid #000000" fo:border-right="0.5pt solid #000000" fo:border-top="none" fo:border-bottom="0.5pt solid #000000"/>
    </style:style>
    <style:style style:name="Table1.5" style:family="table-row">
      <style:table-row-properties style:min-row-height="1.259cm"/>
    </style:style>
    <style:style style:name="Table1.6" style:family="table-row">
      <style:table-row-properties style:min-row-height="1.538cm"/>
    </style:style>
    <style:style style:name="Table1.A6" style:family="table-cell">
      <style:table-cell-properties style:vertical-align="middle" fo:padding="0.106cm" fo:border-left="0.5pt solid #000000" fo:border-right="0.5pt solid #000000" fo:border-top="none" fo:border-bottom="0.5pt solid #000000"/>
    </style:style>
    <style:style style:name="Table1.7" style:family="table-row">
      <style:table-row-properties style:min-row-height="2.805cm"/>
    </style:style>
    <style:style style:name="Table1.24" style:family="table-row">
      <style:table-row-properties style:min-row-height="0.196cm"/>
    </style:style>
    <style:style style:name="P1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font-weight="bold" style:font-size-asian="12pt" style:font-size-complex="12pt"/>
    </style:style>
    <style:style style:name="P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db462a" style:font-size-asian="12pt" style:font-size-complex="12pt"/>
    </style:style>
    <style:style style:name="P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28db92" style:font-size-asian="12pt" style:font-size-complex="12pt"/>
    </style:style>
    <style:style style:name="P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2ca8c9" style:font-size-asian="12pt" style:font-size-complex="12pt"/>
    </style:style>
    <style:style style:name="P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2ef454" style:font-size-asian="12pt" style:font-size-complex="12pt"/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351848" style:font-size-asian="12pt" style:font-size-complex="12pt"/>
    </style:style>
    <style:style style:name="P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4ca77d" style:font-size-asian="12pt" style:font-size-complex="12pt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73f8dc" style:font-size-asian="12pt" style:font-size-complex="12pt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84d18d" style:font-size-asian="12pt" style:font-size-complex="12pt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86ba22" style:font-size-asian="12pt" style:font-size-complex="12pt"/>
    </style:style>
    <style:style style:name="P1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b2069a" style:font-size-asian="12pt" style:font-size-complex="12pt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418599" style:font-size-asian="12pt" style:font-size-complex="12pt"/>
    </style:style>
    <style:style style:name="P1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442a70" style:font-size-asian="12pt" style:font-size-complex="12pt"/>
    </style:style>
    <style:style style:name="P1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45e3f4" style:font-size-asian="12pt" style:font-size-complex="12pt"/>
    </style:style>
    <style:style style:name="P1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48a22c" style:font-size-asian="12pt" style:font-size-complex="12pt"/>
    </style:style>
    <style:style style:name="P1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2dc818" officeooo:paragraph-rsid="012ef454" style:font-size-asian="12pt" style:font-size-complex="12pt"/>
    </style:style>
    <style:style style:name="P1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2dc818" officeooo:paragraph-rsid="012fecbb" style:font-size-asian="12pt" style:font-size-complex="12pt"/>
    </style:style>
    <style:style style:name="P1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2dc818" officeooo:paragraph-rsid="0173f8dc" style:font-size-asian="12pt" style:font-size-complex="12pt"/>
    </style:style>
    <style:style style:name="P2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387157" officeooo:paragraph-rsid="01387157" style:font-size-asian="12pt" style:font-size-complex="12pt"/>
    </style:style>
    <style:style style:name="P2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9920f5" officeooo:paragraph-rsid="0086ba22" style:font-size-asian="12pt" style:font-size-complex="12pt"/>
    </style:style>
    <style:style style:name="P2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3eaa0b" officeooo:paragraph-rsid="013eaa0b" style:font-size-asian="12pt" style:font-size-complex="12pt"/>
    </style:style>
    <style:style style:name="P2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3eaa0b" officeooo:paragraph-rsid="0145e3f4" style:font-size-asian="12pt" style:font-size-complex="12pt"/>
    </style:style>
    <style:style style:name="P2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0a6763" officeooo:paragraph-rsid="0086ba22" fo:background-color="#ffffff" style:font-size-asian="12pt" style:font-size-complex="12pt"/>
    </style:style>
    <style:style style:name="P2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4efc47" fo:background-color="#ffffff" style:font-size-asian="12pt" style:font-size-complex="12pt"/>
    </style:style>
    <style:style style:name="P2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3eaa0b" officeooo:paragraph-rsid="0146ddf1" fo:background-color="#ffffff" style:font-size-asian="12pt" style:font-size-complex="12pt"/>
    </style:style>
    <style:style style:name="P2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13eaa0b" officeooo:paragraph-rsid="014cb703" fo:background-color="#ffffff" style:font-size-asian="12pt" style:font-size-complex="12pt"/>
    </style:style>
    <style:style style:name="P2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paragraph-rsid="0088ab26" style:font-size-asian="12pt" style:font-weight-asian="normal" style:font-size-complex="12pt" style:font-weight-complex="normal"/>
    </style:style>
    <style:style style:name="P2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fo:font-weight="normal" officeooo:paragraph-rsid="0086c413" style:font-size-asian="12pt" style:font-weight-asian="normal" style:font-size-complex="12pt" style:font-weight-complex="normal"/>
    </style:style>
    <style:style style:name="P3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3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cc79b1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0fd35cc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154ec23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1561742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officeooo:paragraph-rsid="01577702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ca6f3a" style:font-size-asian="12pt" style:font-size-complex="12pt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dc8773" style:font-size-asian="12pt" style:font-size-complex="12pt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4efc47" style:font-size-asian="12pt" style:font-size-complex="12pt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16fa5a" officeooo:paragraph-rsid="011f6226" style:font-size-asian="12pt" style:font-size-complex="12pt"/>
    </style:style>
    <style:style style:name="P4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16fa5a" officeooo:paragraph-rsid="01244822" style:font-size-asian="12pt" style:font-size-complex="12pt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268117" officeooo:paragraph-rsid="01277ba5" style:font-size-asian="12pt" style:font-size-complex="12pt"/>
    </style:style>
    <style:style style:name="P4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3eaa0b" officeooo:paragraph-rsid="01771fe1" style:font-size-asian="12pt" style:font-size-complex="12pt"/>
    </style:style>
    <style:style style:name="P4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782c0f" officeooo:paragraph-rsid="01782c0f" style:font-size-asian="12pt" style:font-size-complex="12pt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3eaa0b" officeooo:paragraph-rsid="01771fe1" fo:background-color="#ffffff" style:font-size-asian="12pt" style:font-size-complex="12pt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3eaa0b" officeooo:paragraph-rsid="014efc47" fo:background-color="#ffffff" style:font-size-asian="12pt" style:font-size-complex="12pt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rsid="0116fa5a" officeooo:paragraph-rsid="0116fa5a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Mono" fo:font-size="12pt" fo:letter-spacing="normal" fo:font-style="normal" fo:font-weight="bold" officeooo:rsid="00e6da26" officeooo:paragraph-rsid="011f6226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c2a192" officeooo:paragraph-rsid="00c2a192" style:font-size-asian="12pt" style:font-weight-asian="normal" style:font-size-complex="12pt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0c2a192" officeooo:paragraph-rsid="00c49e68" style:font-size-asian="12pt" style:font-weight-asian="normal" style:font-size-complex="12pt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000000" style:font-name="Liberation Serif" fo:font-size="12pt" fo:letter-spacing="normal" fo:font-style="normal" fo:font-weight="normal" officeooo:rsid="0192de53" officeooo:paragraph-rsid="0192de53" style:font-size-asian="12pt" style:font-weight-asian="normal" style:font-size-complex="12pt" style:font-weight-complex="normal"/>
    </style:style>
    <style:style style:name="P52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2pt" fo:font-weight="bold" officeooo:rsid="01387157" officeooo:paragraph-rsid="01387157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2pt" fo:font-weight="bold" officeooo:rsid="0151bf8f" officeooo:paragraph-rsid="0151bf8f" style:font-size-asian="12pt" style:font-weight-asian="bold" style:font-size-complex="12pt" style:font-weight-complex="bold"/>
    </style:style>
    <style:style style:name="P54" style:family="paragraph" style:parent-style-name="Table_20_Contents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2pt" fo:font-weight="bold" officeooo:rsid="0151bf8f" officeooo:paragraph-rsid="015363b4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f145a5" style:font-size-asian="12pt" style:font-size-complex="12pt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f518c1" style:font-size-asian="12pt" style:font-size-complex="12pt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fbcdde" style:font-size-asian="12pt" style:font-size-complex="12pt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84d18d" style:font-size-asian="12pt" style:font-size-complex="12pt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8571de" style:font-size-asian="12pt" style:font-size-complex="12pt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049ce6" style:font-size-asian="12pt" style:font-size-complex="12pt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351848" style:font-size-asian="12pt" style:font-size-complex="12pt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rsid="0083350f" officeooo:paragraph-rsid="0084d18d" style:font-size-asian="12pt" style:font-size-complex="12pt"/>
    </style:style>
    <style:style style:name="P6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6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84d18d" style:font-size-asian="12pt" style:font-size-complex="12pt"/>
    </style:style>
    <style:style style:name="P6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86ba22" style:font-size-asian="12pt" style:font-size-complex="12pt"/>
    </style:style>
    <style:style style:name="P6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8803f2" style:font-size-asian="12pt" style:font-size-complex="12pt"/>
    </style:style>
    <style:style style:name="P6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dd5aaf" style:font-size-asian="12pt" style:font-size-complex="12pt"/>
    </style:style>
    <style:style style:name="P7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e40d51" style:font-size-asian="12pt" style:font-size-complex="12pt"/>
    </style:style>
    <style:style style:name="P7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e865cf" style:font-size-asian="12pt" style:font-size-complex="12pt"/>
    </style:style>
    <style:style style:name="P7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018e3b" style:font-size-asian="12pt" style:font-size-complex="12pt"/>
    </style:style>
    <style:style style:name="P7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03e020" style:font-size-asian="12pt" style:font-size-complex="12pt"/>
    </style:style>
    <style:style style:name="P7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1ac0ca" style:font-size-asian="12pt" style:font-size-complex="12pt"/>
    </style:style>
    <style:style style:name="P7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277ba5" style:font-size-asian="12pt" style:font-size-complex="12pt"/>
    </style:style>
    <style:style style:name="P7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fbcdde" style:font-size-asian="12pt" style:font-size-complex="12pt"/>
    </style:style>
    <style:style style:name="P7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bd7231" officeooo:paragraph-rsid="00bd7231" style:font-size-asian="12pt" style:font-size-complex="12pt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c2a192" officeooo:paragraph-rsid="00c2a192" style:font-size-asian="12pt" style:font-size-complex="12pt"/>
    </style:style>
    <style:style style:name="P7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db462a" officeooo:paragraph-rsid="00db462a" style:font-size-asian="12pt" style:font-size-complex="12pt"/>
    </style:style>
    <style:style style:name="P8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fea84e" officeooo:paragraph-rsid="00fea84e" style:font-size-asian="12pt" style:font-size-complex="12pt"/>
    </style:style>
    <style:style style:name="P8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fea84e" officeooo:paragraph-rsid="01056ce1" style:font-size-asian="12pt" style:font-size-complex="12pt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fea84e" officeooo:paragraph-rsid="01079dbb" style:font-size-asian="12pt" style:font-size-complex="12pt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fea84e" officeooo:paragraph-rsid="010c7393" style:font-size-asian="12pt" style:font-size-complex="12pt"/>
    </style:style>
    <style:style style:name="P8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fea84e" officeooo:paragraph-rsid="0110f7d3" style:font-size-asian="12pt" style:font-size-complex="12pt"/>
    </style:style>
    <style:style style:name="P8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fea84e" officeooo:paragraph-rsid="012ef454" style:font-size-asian="12pt" style:font-size-complex="12pt"/>
    </style:style>
    <style:style style:name="P8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10f7d3" officeooo:paragraph-rsid="0110f7d3" style:font-size-asian="12pt" style:font-size-complex="12pt"/>
    </style:style>
    <style:style style:name="P8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10f7d3" officeooo:paragraph-rsid="012ef454" style:font-size-asian="12pt" style:font-size-complex="12pt"/>
    </style:style>
    <style:style style:name="P8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268117" officeooo:paragraph-rsid="01351848" style:font-size-asian="12pt" style:font-size-complex="12pt"/>
    </style:style>
    <style:style style:name="P8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88ab26" style:font-size-asian="12pt" style:font-weight-asian="normal" style:font-size-complex="12pt" style:font-weight-complex="normal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86c413" style:font-size-asian="12pt" style:font-weight-asian="normal" style:font-size-complex="12pt" style:font-weight-complex="normal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bd7231" officeooo:paragraph-rsid="00bd7231" style:font-size-asian="12pt" style:font-weight-asian="normal" style:font-size-complex="12pt" style:font-weight-complex="normal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17703b" officeooo:paragraph-rsid="0117703b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rsid="00e6da26" officeooo:paragraph-rsid="00edbf59" style:font-size-asian="12pt" style:font-weight-asian="bold" style:font-size-complex="12pt" style:font-weight-complex="bold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rsid="00bd7231" officeooo:paragraph-rsid="00bd7231" style:font-size-asian="12pt" style:font-weight-asian="bold" style:font-size-complex="12pt" style:font-weight-complex="bold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bold" officeooo:rsid="00ce2f82" officeooo:paragraph-rsid="0117703b" style:font-size-asian="12pt" style:font-weight-asian="bold" style:font-size-complex="12pt" style:font-weight-complex="bold"/>
    </style:style>
    <style:style style:name="P9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Mono" fo:font-size="12pt" fo:letter-spacing="normal" fo:font-style="normal" fo:font-weight="bold" officeooo:rsid="00c2a192" officeooo:paragraph-rsid="00c2a192" style:font-size-asian="12pt" style:font-weight-asian="bold" style:font-size-complex="12pt" style:font-weight-complex="bold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Mono" fo:font-size="12pt" fo:letter-spacing="normal" fo:font-style="normal" fo:font-weight="bold" officeooo:rsid="00ce2f82" officeooo:paragraph-rsid="0117703b" style:font-size-asian="12pt" style:font-weight-asian="bold" style:font-size-complex="12pt" style:font-weight-complex="bold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Mono" fo:font-size="12pt" fo:letter-spacing="normal" fo:font-style="normal" fo:font-weight="bold" officeooo:rsid="00ce2f82" officeooo:paragraph-rsid="0117703b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Mono" fo:font-size="12pt" fo:letter-spacing="normal" fo:font-weight="bold" officeooo:paragraph-rsid="00d90dcf" style:font-size-asian="12pt" style:font-weight-asian="bold" style:font-size-complex="12pt" style:font-weight-complex="bold"/>
    </style:style>
    <style:style style:name="P10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Mono" fo:font-size="9pt" fo:letter-spacing="normal" fo:font-style="normal" fo:font-weight="bold" officeooo:rsid="00ce2f82" officeooo:paragraph-rsid="0117703b" style:font-size-asian="9pt" style:font-weight-asian="bold" style:font-size-complex="9pt" style:font-weight-complex="bold"/>
    </style:style>
    <style:style style:name="P10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Mono" fo:font-size="9pt" fo:letter-spacing="normal" fo:font-style="normal" fo:font-weight="bold" officeooo:rsid="00ce2f82" officeooo:paragraph-rsid="0194505f" style:font-size-asian="9pt" style:font-weight-asian="bold" style:font-size-complex="9pt" style:font-weight-complex="bold"/>
    </style:style>
    <style:style style:name="P10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Mono" fo:font-size="9pt" fo:letter-spacing="normal" fo:font-style="normal" fo:font-weight="bold" officeooo:rsid="00e6da26" officeooo:paragraph-rsid="00e6da26" style:font-size-asian="9pt" style:font-weight-asian="bold" style:font-size-complex="9pt" style:font-weight-complex="bold"/>
    </style:style>
    <style:style style:name="P103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Mono" fo:font-size="9pt" fo:letter-spacing="normal" fo:font-style="normal" fo:font-weight="bold" officeooo:rsid="00e6da26" officeooo:paragraph-rsid="011c2ad3" style:font-size-asian="9pt" style:font-weight-asian="bold" style:font-size-complex="9pt" style:font-weight-complex="bold"/>
    </style:style>
    <style:style style:name="P10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Mono" fo:font-size="10pt" fo:letter-spacing="normal" fo:font-style="normal" fo:font-weight="bold" officeooo:rsid="00ce2f82" officeooo:paragraph-rsid="0196aa2a" style:font-size-asian="10pt" style:font-weight-asian="bold" style:font-size-complex="10pt" style:font-weight-complex="bold"/>
    </style:style>
    <style:style style:name="P10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2pt" fo:font-weight="bold" officeooo:rsid="00ce2f82" officeooo:paragraph-rsid="00ffaf73" style:font-size-asian="12pt" style:font-weight-asian="bold" style:font-size-complex="12pt" style:font-weight-complex="bold"/>
    </style:style>
    <style:style style:name="P10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2pt" fo:font-weight="bold" officeooo:paragraph-rsid="0084d18d" style:font-size-asian="12pt" style:font-weight-asian="bold" style:font-size-complex="12pt" style:font-weight-complex="bold"/>
    </style:style>
    <style:style style:name="P10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12pt" fo:font-weight="bold" officeooo:paragraph-rsid="00ffaf73" style:font-size-asian="12pt" style:font-size-complex="12pt"/>
    </style:style>
    <style:style style:name="P10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9pt" fo:font-weight="bold" officeooo:rsid="00ce2f82" officeooo:paragraph-rsid="00ce2f82" style:font-size-asian="9pt" style:font-weight-asian="bold" style:font-size-complex="9pt" style:font-weight-complex="bold"/>
    </style:style>
    <style:style style:name="P10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9pt" fo:font-weight="bold" officeooo:rsid="00ce2f82" officeooo:paragraph-rsid="00dd5aaf" style:font-size-asian="9pt" style:font-weight-asian="bold" style:font-size-complex="9pt" style:font-weight-complex="bold"/>
    </style:style>
    <style:style style:name="P11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9pt" fo:font-weight="bold" officeooo:rsid="00ce2f82" officeooo:paragraph-rsid="0194505f" style:font-size-asian="9pt" style:font-weight-asian="bold" style:font-size-complex="9pt" style:font-weight-complex="bold"/>
    </style:style>
    <style:style style:name="P11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Mono" fo:font-size="9pt" fo:font-weight="bold" officeooo:rsid="00e6da26" officeooo:paragraph-rsid="00e6da26" style:font-size-asian="9pt" style:font-weight-asian="bold" style:font-size-complex="9pt" style:font-weight-complex="bold"/>
    </style:style>
    <style:style style:name="P112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</style:style>
    <style:style style:name="P11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style:font-size-asian="12pt" style:font-size-complex="12pt"/>
    </style:style>
    <style:style style:name="P11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0fc03d1" style:font-size-asian="12pt" style:font-size-complex="12pt"/>
    </style:style>
    <style:style style:name="P115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0dc1e2" style:font-size-asian="12pt" style:font-size-complex="12pt"/>
    </style:style>
    <style:style style:name="P116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Liberation Serif" fo:font-size="12pt" officeooo:paragraph-rsid="0125f008" style:font-size-asian="12pt" style:font-size-complex="12pt"/>
    </style:style>
    <style:style style:name="P117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b2069a" style:font-size-asian="12pt" style:font-size-complex="12pt"/>
    </style:style>
    <style:style style:name="P118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fc03d1" style:font-size-asian="12pt" style:font-size-complex="12pt"/>
    </style:style>
    <style:style style:name="P119" style:family="paragraph" style:parent-style-name="Text_20_body">
      <style:paragraph-properties fo:margin-left="0cm" fo:margin-right="0cm" fo:margin-top="0cm" fo:margin-bottom="0cm" style:contextual-spacing="false" style:line-height-at-least="0.767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e865cf" style:font-size-asian="12pt" style:font-size-complex="12pt"/>
    </style:style>
    <style:style style:name="P120" style:family="paragraph" style:parent-style-name="Table_20_Contents">
      <style:paragraph-properties fo:margin-left="0cm" fo:margin-right="0cm" fo:margin-top="0cm" fo:margin-bottom="0cm" style:contextual-spacing="false" fo:line-height="100%" fo:widows="1" fo:text-indent="0cm" style:auto-text-indent="false" fo:padding="0.049cm" fo:border="0.06pt solid #dddddd"/>
      <style:text-properties fo:font-variant="normal" fo:text-transform="none" fo:color="#000000" style:font-name="Liberation Mono" fo:font-size="12pt" fo:letter-spacing="normal" fo:font-style="normal" fo:font-weight="bold" officeooo:rsid="01387157" officeooo:paragraph-rsid="01387157" style:font-size-asian="12pt" style:font-weight-asian="bold" style:font-size-complex="12pt" style:font-weight-complex="bold"/>
    </style:style>
    <style:style style:name="P121" style:family="paragraph" style:parent-style-name="Preformatted_20_Text">
      <style:paragraph-properties fo:margin-left="0cm" fo:margin-right="0cm" fo:margin-top="0cm" fo:margin-bottom="0cm" style:contextual-spacing="false" fo:line-height="100%" fo:text-indent="0cm" style:auto-text-indent="false"/>
      <style:text-properties fo:font-variant="normal" fo:text-transform="none" fo:color="#000000" style:font-name="Liberation Mono" fo:font-size="12pt" fo:letter-spacing="normal" fo:font-style="normal" fo:font-weight="normal" officeooo:paragraph-rsid="0035ce88" style:font-size-asian="12pt" style:font-weight-asian="bold" style:font-size-complex="12pt" style:font-weight-complex="bold"/>
    </style:style>
    <style:style style:name="P122" style:family="paragraph" style:parent-style-name="Text_20_body">
      <style:paragraph-properties fo:margin-left="0cm" fo:margin-right="0cm" style:line-height-at-least="0.767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123" style:family="paragraph" style:parent-style-name="Text_20_body">
      <style:paragraph-properties fo:margin-left="0cm" fo:margin-right="0cm" style:line-height-at-least="0.767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dd5aaf" style:font-size-asian="12pt" style:font-size-complex="12pt"/>
    </style:style>
    <style:style style:name="P124" style:family="paragraph" style:parent-style-name="Text_20_body">
      <style:paragraph-properties fo:margin-left="0cm" fo:margin-right="0cm" style:line-height-at-least="0.767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e40d51" style:font-size-asian="12pt" style:font-size-complex="12pt"/>
    </style:style>
    <style:style style:name="P125" style:family="paragraph" style:parent-style-name="Text_20_body">
      <style:paragraph-properties fo:margin-left="0cm" fo:margin-right="0cm" style:line-height-at-least="0.767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351848" style:font-size-asian="12pt" style:font-size-complex="12pt"/>
    </style:style>
    <style:style style:name="P126" style:family="paragraph" style:parent-style-name="Text_20_body">
      <style:paragraph-properties fo:margin-left="0cm" fo:margin-right="0cm" style:line-height-at-least="0.767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16dcb47" style:font-size-asian="12pt" style:font-size-complex="12pt"/>
    </style:style>
    <style:style style:name="P127" style:family="paragraph" style:parent-style-name="Text_20_body">
      <style:paragraph-properties fo:margin-left="0cm" fo:margin-right="0cm" style:line-height-at-least="0.767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1608db7" officeooo:paragraph-rsid="01608db7" style:font-size-asian="12pt" style:font-size-complex="12pt"/>
    </style:style>
    <style:style style:name="P128" style:family="paragraph" style:parent-style-name="Text_20_body">
      <style:paragraph-properties fo:margin-left="0cm" fo:margin-right="0cm" style:line-height-at-least="0.767cm" fo:widows="1" fo:text-indent="0cm" style:auto-text-indent="false"/>
      <style:text-properties officeooo:paragraph-rsid="01277ba5"/>
    </style:style>
    <style:style style:name="P129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style:font-size-asian="12pt" style:font-size-complex="12pt"/>
    </style:style>
    <style:style style:name="P130" style:family="paragraph" style:parent-style-name="Preformatted_20_Text">
      <style:paragraph-properties fo:margin-left="0cm" fo:margin-right="0cm" fo:widows="1" fo:text-indent="0cm" style:auto-text-indent="false" fo:padding="0.049cm" fo:border="0.06pt solid #dddddd"/>
      <style:text-properties fo:font-variant="normal" fo:text-transform="none" fo:color="#000000" style:font-name="Liberation Serif" fo:font-size="12pt" fo:letter-spacing="normal" fo:font-style="normal" fo:font-weight="bold" officeooo:paragraph-rsid="01351848" style:font-size-asian="12pt" style:font-weight-asian="bold" style:font-size-complex="12pt" style:font-weight-complex="bold"/>
    </style:style>
    <style:style style:name="P131" style:family="paragraph" style:parent-style-name="Preformatted_20_Text">
      <style:paragraph-properties fo:margin-left="0cm" fo:margin-right="0cm" fo:widows="1" fo:text-indent="0cm" style:auto-text-indent="false" fo:padding="0.049cm" fo:border="0.06pt solid #dddddd"/>
      <style:text-properties fo:font-variant="normal" fo:text-transform="none" fo:color="#000000" style:font-name="Liberation Mono" fo:font-size="12pt" fo:letter-spacing="normal" fo:font-style="normal" fo:font-weight="bold" officeooo:paragraph-rsid="016dcb47" style:font-size-asian="12pt" style:font-weight-asian="bold" style:font-size-complex="12pt" style:font-weight-complex="bold"/>
    </style:style>
    <style:style style:name="P132" style:family="paragraph" style:parent-style-name="Text_20_body">
      <style:text-properties style:font-name="Liberation Serif" fo:font-size="12pt" fo:language="en" fo:country="US" style:font-size-asian="12pt" style:font-size-complex="12pt"/>
    </style:style>
    <style:style style:name="P133" style:family="paragraph" style:parent-style-name="Text_20_body">
      <style:text-properties style:font-name="Liberation Serif" fo:font-size="12pt" fo:language="en" fo:country="US" fo:font-weight="bold" style:font-size-asian="12pt" style:font-size-complex="12pt"/>
    </style:style>
    <style:style style:name="P134" style:family="paragraph" style:parent-style-name="Text_20_body">
      <style:text-properties style:font-name="Liberation Serif" fo:font-size="12pt" style:font-size-asian="12pt" style:font-size-complex="12pt"/>
    </style:style>
    <style:style style:name="P135" style:family="paragraph" style:parent-style-name="Heading_20_1">
      <style:text-properties style:font-name="Liberation Serif" fo:font-size="12pt" fo:language="en" fo:country="US" style:font-size-asian="12pt" style:font-size-complex="12pt"/>
    </style:style>
    <style:style style:name="P136" style:family="paragraph" style:parent-style-name="Heading_20_2">
      <style:text-properties style:font-name="Liberation Serif" fo:font-size="12pt" style:font-size-asian="12pt" style:font-size-complex="12pt"/>
    </style:style>
    <style:style style:name="P137" style:family="paragraph" style:parent-style-name="Standard">
      <style:paragraph-properties fo:margin-top="0cm" fo:margin-bottom="0cm" style:contextual-spacing="false" fo:line-height="100%"/>
      <style:text-properties fo:font-variant="normal" fo:text-transform="none" fo:color="#252525" style:font-name="Liberation Serif" fo:font-size="12pt" fo:letter-spacing="normal" fo:font-style="normal" fo:font-weight="normal" officeooo:paragraph-rsid="00b2069a" style:font-size-asian="12pt" style:font-size-complex="12pt"/>
    </style:style>
    <style:style style:name="P138" style:family="paragraph" style:parent-style-name="Table_20_Contents">
      <style:paragraph-properties fo:margin-top="0cm" fo:margin-bottom="0cm" style:contextual-spacing="false" fo:line-height="100%"/>
      <style:text-properties fo:font-variant="normal" fo:text-transform="none" fo:color="#252525" style:font-name="Liberation Serif" fo:font-size="12pt" fo:letter-spacing="normal" fo:font-style="normal" fo:font-weight="normal" officeooo:paragraph-rsid="00dc8773" style:font-size-asian="12pt" style:font-size-complex="12pt"/>
    </style:style>
    <style:style style:name="P139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0d935de" fo:background-color="#ffffff" style:font-size-asian="12pt" style:font-size-complex="12pt"/>
    </style:style>
    <style:style style:name="P140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263684f" fo:background-color="#ffffff" style:font-size-asian="12pt" style:font-size-complex="12pt"/>
    </style:style>
    <style:style style:name="P141" style:family="paragraph" style:parent-style-name="Standard">
      <style:paragraph-properties fo:margin-top="0cm" fo:margin-bottom="0.499cm" style:contextual-spacing="false"/>
      <style:text-properties style:font-name="Liberation Serif" fo:font-size="12pt" officeooo:rsid="02a6fa28" officeooo:paragraph-rsid="02aa0b11" fo:background-color="#ffffff" style:font-size-asian="12pt" style:font-size-complex="12pt"/>
    </style:style>
    <style:style style:name="P142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fo:font-weight="normal" officeooo:rsid="00256ab9" officeooo:paragraph-rsid="001e6354" fo:background-color="#ffffff" style:font-size-asian="12pt" style:font-weight-asian="normal" style:font-size-complex="12pt" style:font-weight-complex="normal"/>
    </style:style>
    <style:style style:name="P143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144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cd725" officeooo:paragraph-rsid="00280f3a" fo:background-color="#ffffff" style:font-size-asian="12pt" style:font-size-complex="12pt"/>
    </style:style>
    <style:style style:name="P145" style:family="paragraph" style:parent-style-name="Preformatted_20_Text">
      <style:paragraph-properties fo:margin-top="0cm" fo:margin-bottom="0.499cm" style:contextual-spacing="false" fo:widows="1" fo:padding="0.049cm" fo:border="0.06pt solid #dddddd"/>
      <style:text-properties fo:font-variant="normal" fo:text-transform="none" fo:color="#000000" style:font-name="Liberation Mono" fo:font-size="12pt" fo:letter-spacing="normal" fo:font-style="normal" fo:font-weight="bold" style:font-size-asian="12pt" style:font-weight-asian="bold" style:font-size-complex="12pt" style:font-weight-complex="bold"/>
    </style:style>
    <style:style style:name="P146" style:family="paragraph" style:parent-style-name="Preformatted_20_Text">
      <style:paragraph-properties fo:widows="1" fo:padding="0.049cm" fo:border="0.06pt solid #dddddd"/>
      <style:text-properties fo:font-variant="normal" fo:text-transform="none" fo:color="#000000" style:font-name="Liberation Mono" fo:font-size="12pt" fo:letter-spacing="normal" fo:font-style="normal" fo:font-weight="bold" style:font-size-asian="12pt" style:font-weight-asian="bold" style:font-size-complex="12pt" style:font-weight-complex="bold"/>
    </style:style>
    <style:style style:name="P147" style:family="paragraph" style:parent-style-name="Preformatted_20_Text">
      <style:paragraph-properties fo:widows="1" fo:padding="0.049cm" fo:border="0.06pt solid #dddddd"/>
      <style:text-properties fo:font-variant="normal" fo:text-transform="none" fo:color="#000000" style:font-name="Liberation Mono" fo:font-size="12pt" fo:letter-spacing="normal" fo:font-weight="bold" style:font-size-asian="12pt" style:font-weight-asian="bold" style:font-size-complex="12pt" style:font-weight-complex="bold"/>
    </style:style>
    <style:style style:name="P148" style:family="paragraph" style:parent-style-name="Preformatted_20_Text">
      <style:paragraph-properties fo:widows="1" fo:padding="0.049cm" fo:border="0.06pt solid #dddddd"/>
      <style:text-properties style:font-name="Liberation Serif" fo:font-size="12pt" officeooo:paragraph-rsid="01351848" style:font-size-asian="12pt" style:font-size-complex="12pt"/>
    </style:style>
    <style:style style:name="P149" style:family="paragraph" style:parent-style-name="Preformatted_20_Text">
      <style:paragraph-properties fo:margin-left="0.265cm" fo:margin-right="0.265cm" fo:margin-top="0.265cm" fo:margin-bottom="0.265cm" style:contextual-spacing="false" fo:text-align="start" style:justify-single-word="false" fo:widows="1" fo:text-indent="0cm" style:auto-text-indent="false" fo:padding="0cm" fo:border="none"/>
      <style:text-properties fo:font-variant="normal" fo:text-transform="none" fo:color="#000000" style:font-name="Liberation Mono" fo:font-size="12pt" fo:letter-spacing="normal" style:font-size-asian="12pt" style:font-size-complex="12pt"/>
    </style:style>
    <style:style style:name="P150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151" style:family="paragraph" style:parent-style-name="Text_20_body" style:list-style-name="L1">
      <style:paragraph-properties fo:margin-left="0cm" fo:margin-right="0cm" fo:margin-top="0cm" fo:margin-bottom="0cm" style:contextual-spacing="false" fo:widows="1" fo:text-indent="0cm" style:auto-text-indent="false" fo:padding="0cm" fo:border="non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152" style:family="paragraph" style:parent-style-name="Text_20_body" style:list-style-name="L7">
      <style:paragraph-properties fo:margin-left="0cm" fo:margin-right="0cm" fo:margin-top="0cm" fo:margin-bottom="0cm" style:contextual-spacing="false" fo:widows="1" fo:text-indent="0cm" style:auto-text-indent="false" fo:padding="0cm" fo:border="non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153" style:family="paragraph" style:parent-style-name="Text_20_body" style:list-style-name="L8">
      <style:paragraph-properties fo:margin-left="0cm" fo:margin-right="0cm" fo:margin-top="0cm" fo:margin-bottom="0cm" style:contextual-spacing="false" fo:widows="1" fo:text-indent="0cm" style:auto-text-indent="false" fo:padding="0cm" fo:border="none"/>
    </style:style>
    <style:style style:name="P154" style:family="paragraph" style:parent-style-name="Text_20_body" style:list-style-name="L1">
      <style:paragraph-properties fo:margin-top="0cm" fo:margin-bottom="0cm" style:contextual-spacing="false" fo:widows="1" fo:padding="0cm" fo:border="none"/>
    </style:style>
    <style:style style:name="P155" style:family="paragraph" style:parent-style-name="Text_20_body" style:list-style-name="L4">
      <style:paragraph-properties fo:margin-top="0cm" fo:margin-bottom="0cm" style:contextual-spacing="false" fo:widows="1" fo:padding="0cm" fo:border="none"/>
    </style:style>
    <style:style style:name="P156" style:family="paragraph" style:parent-style-name="Text_20_body" style:list-style-name="L1">
      <style:paragraph-properties fo:margin-top="0cm" fo:margin-bottom="0cm" style:contextual-spacing="false" fo:widows="1" fo:padding="0cm" fo:border="none"/>
      <style:text-properties style:font-name="Liberation Serif" fo:font-size="12pt" style:font-size-asian="12pt" style:font-size-complex="12pt"/>
    </style:style>
    <style:style style:name="P157" style:family="paragraph" style:parent-style-name="Text_20_body" style:list-style-name="L4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158" style:family="paragraph" style:parent-style-name="Table_20_Contents" style:list-style-name="L5"/>
    <style:style style:name="P159" style:family="paragraph" style:parent-style-name="Table_20_Contents" style:list-style-name="L6"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160" style:family="paragraph" style:parent-style-name="Table_20_Contents" style:list-style-name="L2">
      <style:paragraph-properties fo:margin-top="0cm" fo:margin-bottom="0cm" style:contextual-spacing="false" fo:line-height="100%"/>
      <style:text-properties style:font-name="Liberation Serif" fo:font-size="12pt" style:font-size-asian="12pt" style:font-size-complex="12pt"/>
    </style:style>
    <style:style style:name="P161" style:family="paragraph" style:parent-style-name="Table_20_Contents" style:list-style-name="L2">
      <style:paragraph-properties fo:margin-top="0cm" fo:margin-bottom="0cm" style:contextual-spacing="false" fo:line-height="100%"/>
      <style:text-properties style:font-name="Liberation Serif" fo:font-size="12pt" fo:font-weight="bold" style:font-size-asian="12pt" style:font-size-complex="12pt"/>
    </style:style>
    <style:style style:name="P162" style:family="paragraph" style:parent-style-name="Table_20_Contents" style:list-style-name="L3">
      <style:paragraph-properties fo:margin-top="0cm" fo:margin-bottom="0cm" style:contextual-spacing="false" fo:line-height="100%"/>
      <style:text-properties officeooo:paragraph-rsid="00dc8773"/>
    </style:style>
    <style:style style:name="P163" style:family="paragraph" style:parent-style-name="Table_20_Contents" style:list-style-name="L3">
      <style:paragraph-properties fo:margin-top="0cm" fo:margin-bottom="0cm" style:contextual-spacing="false" fo:line-height="100%"/>
      <style:text-properties fo:font-variant="normal" fo:text-transform="none" fo:color="#252525" style:font-name="Liberation Serif" fo:font-size="12pt" fo:letter-spacing="normal" fo:font-style="normal" fo:font-weight="normal" officeooo:paragraph-rsid="00dc8773" style:font-size-asian="12pt" style:font-size-complex="12pt"/>
    </style:style>
    <style:style style:name="P164" style:family="paragraph" style:parent-style-name="Table_20_Contents">
      <style:paragraph-properties fo:margin-top="0cm" fo:margin-bottom="0.499cm" style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65" style:family="paragraph" style:parent-style-name="Table_20_Contents">
      <style:paragraph-properties fo:margin-top="0cm" fo:margin-bottom="0.499cm" style:contextual-spacing="false" fo:line-height="144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a4ff71" style:font-weight-asian="bold" style:font-weight-complex="bold"/>
    </style:style>
    <style:style style:name="T4" style:family="text">
      <style:text-properties fo:font-weight="bold" officeooo:rsid="00bde66d" style:font-weight-asian="bold" style:font-weight-complex="bold"/>
    </style:style>
    <style:style style:name="T5" style:family="text">
      <style:text-properties fo:font-weight="bold" officeooo:rsid="00c14678" style:font-weight-asian="bold" style:font-weight-complex="bold"/>
    </style:style>
    <style:style style:name="T6" style:family="text">
      <style:text-properties fo:font-weight="bold" officeooo:rsid="00c49e68" style:font-weight-asian="bold" style:font-weight-complex="bold"/>
    </style:style>
    <style:style style:name="T7" style:family="text">
      <style:text-properties fo:font-weight="bold" officeooo:rsid="0109c231" style:font-weight-asian="bold" style:font-weight-complex="bold"/>
    </style:style>
    <style:style style:name="T8" style:family="text">
      <style:text-properties fo:font-weight="bold" officeooo:rsid="010f9e7d" style:font-weight-asian="bold" style:font-weight-complex="bold"/>
    </style:style>
    <style:style style:name="T9" style:family="text">
      <style:text-properties fo:font-weight="bold" officeooo:rsid="01106cf3" style:font-weight-asian="bold" style:font-weight-complex="bold"/>
    </style:style>
    <style:style style:name="T10" style:family="text">
      <style:text-properties fo:font-weight="bold" officeooo:rsid="0139ea48" style:font-weight-asian="bold" style:font-weight-complex="bold"/>
    </style:style>
    <style:style style:name="T11" style:family="text">
      <style:text-properties fo:font-weight="bold" officeooo:rsid="01480cb3" style:font-weight-asian="bold" style:font-weight-complex="bold"/>
    </style:style>
    <style:style style:name="T12" style:family="text">
      <style:text-properties fo:font-weight="bold" officeooo:rsid="014a81e3" style:font-weight-asian="bold" style:font-weight-complex="bold"/>
    </style:style>
    <style:style style:name="T13" style:family="text">
      <style:text-properties fo:font-weight="bold" officeooo:rsid="01851b3b" style:font-weight-asian="bold" style:font-weight-complex="bold"/>
    </style:style>
    <style:style style:name="T14" style:family="text">
      <style:text-properties fo:font-weight="bold" officeooo:rsid="01854185"/>
    </style:style>
    <style:style style:name="T15" style:family="text">
      <style:text-properties fo:background-color="#ffffff" loext:char-shading-value="0"/>
    </style:style>
    <style:style style:name="T16" style:family="text">
      <style:text-properties officeooo:rsid="014efc47" fo:background-color="#ffffff" loext:char-shading-value="0"/>
    </style:style>
    <style:style style:name="T17" style:family="text">
      <style:text-properties officeooo:rsid="017b6a02" fo:background-color="#ffffff" loext:char-shading-value="0" style:font-weight-asian="normal" style:font-weight-complex="normal"/>
    </style:style>
    <style:style style:name="T18" style:family="text">
      <style:text-properties officeooo:rsid="013eaa0b" fo:background-color="#ffffff" loext:char-shading-value="0"/>
    </style:style>
    <style:style style:name="T19" style:family="text">
      <style:text-properties style:font-weight-asian="bold" style:font-weight-complex="bold"/>
    </style:style>
    <style:style style:name="T20" style:family="text">
      <style:text-properties officeooo:rsid="00ce2f82" style:font-weight-asian="bold" style:font-weight-complex="bold"/>
    </style:style>
    <style:style style:name="T21" style:family="text">
      <style:text-properties fo:language="en" fo:country="US" fo:font-weight="bold"/>
    </style:style>
    <style:style style:name="T22" style:family="text">
      <style:text-properties fo:language="en" fo:country="US" fo:font-weight="bold" style:font-weight-asian="bold" style:font-weight-complex="bold"/>
    </style:style>
    <style:style style:name="T23" style:family="text">
      <style:text-properties fo:language="en" fo:country="US" fo:font-weight="bold" officeooo:rsid="00a4ff71" style:font-weight-asian="bold" style:font-weight-complex="bold"/>
    </style:style>
    <style:style style:name="T24" style:family="text">
      <style:text-properties fo:language="en" fo:country="US" fo:font-weight="bold" officeooo:rsid="017d17a2" style:font-weight-asian="bold" style:font-weight-complex="bold"/>
    </style:style>
    <style:style style:name="T25" style:family="text">
      <style:text-properties officeooo:rsid="00791e85"/>
    </style:style>
    <style:style style:name="T26" style:family="text">
      <style:text-properties fo:font-style="normal"/>
    </style:style>
    <style:style style:name="T27" style:family="text">
      <style:text-properties fo:font-style="normal" fo:font-weight="normal"/>
    </style:style>
    <style:style style:name="T28" style:family="text">
      <style:text-properties fo:font-style="normal" officeooo:rsid="00d494b9"/>
    </style:style>
    <style:style style:name="T29" style:family="text">
      <style:text-properties fo:font-variant="normal" fo:text-transform="none" fo:color="#252525" style:font-name="Liberation Serif" fo:letter-spacing="normal" fo:font-style="normal" fo:font-weight="normal"/>
    </style:style>
    <style:style style:name="T30" style:family="text">
      <style:text-properties fo:font-variant="normal" fo:text-transform="none" fo:color="#252525" style:font-name="Liberation Serif" fo:letter-spacing="normal" fo:font-style="normal" fo:font-weight="normal" officeooo:rsid="00da4c1b"/>
    </style:style>
    <style:style style:name="T31" style:family="text">
      <style:text-properties fo:font-variant="normal" fo:text-transform="none" fo:color="#252525" style:font-name="Liberation Serif" fo:letter-spacing="normal" fo:font-style="normal" fo:font-weight="normal" officeooo:rsid="00e6da26"/>
    </style:style>
    <style:style style:name="T32" style:family="text">
      <style:text-properties fo:font-variant="normal" fo:text-transform="none" fo:color="#252525" style:font-name="Liberation Serif" fo:letter-spacing="normal" fo:font-style="normal" fo:font-weight="normal" officeooo:rsid="00eb5637"/>
    </style:style>
    <style:style style:name="T33" style:family="text">
      <style:text-properties fo:font-variant="normal" fo:text-transform="none" fo:color="#252525" style:font-name="Liberation Serif" fo:letter-spacing="normal" fo:font-style="normal" fo:font-weight="normal" officeooo:rsid="00eca5bb"/>
    </style:style>
    <style:style style:name="T34" style:family="text">
      <style:text-properties fo:font-variant="normal" fo:text-transform="none" fo:color="#252525" style:font-name="Liberation Serif" fo:letter-spacing="normal" fo:font-style="normal" fo:font-weight="normal" style:font-weight-asian="bold" style:font-weight-complex="bold"/>
    </style:style>
    <style:style style:name="T35" style:family="text">
      <style:text-properties fo:font-variant="normal" fo:text-transform="none" fo:color="#252525" style:font-name="Liberation Serif" fo:letter-spacing="normal" fo:font-style="normal" fo:font-weight="normal" officeooo:rsid="00f2acc8" style:font-weight-asian="bold" style:font-weight-complex="bold"/>
    </style:style>
    <style:style style:name="T36" style:family="text">
      <style:text-properties fo:font-variant="normal" fo:text-transform="none" fo:color="#252525" style:font-name="Liberation Serif" fo:letter-spacing="normal" fo:font-style="normal" fo:font-weight="normal" officeooo:rsid="00f44ef3"/>
    </style:style>
    <style:style style:name="T37" style:family="text">
      <style:text-properties fo:font-variant="normal" fo:text-transform="none" fo:color="#252525" style:font-name="Liberation Serif" fo:letter-spacing="normal" fo:font-style="normal" fo:font-weight="normal" officeooo:rsid="00f57093"/>
    </style:style>
    <style:style style:name="T38" style:family="text">
      <style:text-properties fo:font-variant="normal" fo:text-transform="none" fo:color="#252525" style:font-name="Liberation Serif" fo:letter-spacing="normal" fo:font-style="normal" fo:font-weight="normal" officeooo:rsid="00f851f2"/>
    </style:style>
    <style:style style:name="T39" style:family="text">
      <style:text-properties fo:font-variant="normal" fo:text-transform="none" fo:color="#252525" style:font-name="Liberation Serif" fo:letter-spacing="normal" fo:font-style="normal" fo:font-weight="normal" officeooo:rsid="0100c0d8"/>
    </style:style>
    <style:style style:name="T40" style:family="text">
      <style:text-properties fo:font-variant="normal" fo:text-transform="none" fo:color="#252525" style:font-name="Liberation Serif" fo:letter-spacing="normal" fo:font-style="normal" fo:font-weight="bold" style:font-weight-asian="bold" style:font-weight-complex="bold"/>
    </style:style>
    <style:style style:name="T41" style:family="text">
      <style:text-properties fo:font-variant="normal" fo:text-transform="none" fo:color="#252525" style:font-name="Liberation Serif" fo:letter-spacing="normal" fo:font-style="normal" style:font-weight-asian="bold" style:font-weight-complex="bold"/>
    </style:style>
    <style:style style:name="T42" style:family="text">
      <style:text-properties fo:font-variant="normal" fo:text-transform="none" fo:color="#252525" style:font-name="Liberation Serif" fo:letter-spacing="normal" fo:font-style="normal" officeooo:rsid="0109c231" style:font-weight-asian="bold" style:font-weight-complex="bold"/>
    </style:style>
    <style:style style:name="T43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T44" style:family="text">
      <style:text-properties fo:font-variant="normal" fo:text-transform="none" fo:color="#252525" style:font-name="Liberation Serif" fo:font-size="12pt" fo:letter-spacing="normal" fo:font-style="normal" fo:font-weight="normal" officeooo:rsid="00a760d7" style:font-size-asian="12pt" style:font-size-complex="12pt"/>
    </style:style>
    <style:style style:name="T45" style:family="text">
      <style:text-properties fo:font-variant="normal" fo:text-transform="none" fo:color="#252525" style:font-name="Liberation Serif" fo:font-size="12pt" fo:letter-spacing="normal" fo:font-style="normal" fo:font-weight="normal" officeooo:rsid="00cc79b1" style:font-size-asian="12pt" style:font-size-complex="12pt"/>
    </style:style>
    <style:style style:name="T46" style:family="text">
      <style:text-properties fo:font-variant="normal" fo:text-transform="none" fo:color="#252525" style:font-name="Liberation Serif" fo:font-size="12pt" fo:letter-spacing="normal" fo:font-style="normal" fo:font-weight="normal" officeooo:rsid="00d494b9" style:font-size-asian="12pt" style:font-size-complex="12pt"/>
    </style:style>
    <style:style style:name="T47" style:family="text">
      <style:text-properties fo:font-variant="normal" fo:text-transform="none" fo:color="#252525" style:font-name="Liberation Serif" fo:font-size="12pt" fo:letter-spacing="normal" fo:font-style="normal" fo:font-weight="normal" officeooo:rsid="00d4fc3f" style:font-size-asian="12pt" style:font-size-complex="12pt"/>
    </style:style>
    <style:style style:name="T48" style:family="text">
      <style:text-properties fo:font-variant="normal" fo:text-transform="none" fo:color="#252525" style:font-name="Liberation Serif" fo:font-size="12pt" fo:letter-spacing="normal" fo:font-style="normal" fo:font-weight="normal" officeooo:rsid="00d5cd8f" style:font-size-asian="12pt" style:font-size-complex="12pt"/>
    </style:style>
    <style:style style:name="T49" style:family="text">
      <style:text-properties fo:font-variant="normal" fo:text-transform="none" fo:color="#252525" style:font-name="Liberation Serif" fo:font-size="12pt" fo:letter-spacing="normal" fo:font-style="normal" fo:font-weight="normal" officeooo:rsid="00d5e537" style:font-size-asian="12pt" style:font-size-complex="12pt"/>
    </style:style>
    <style:style style:name="T50" style:family="text">
      <style:text-properties fo:font-variant="normal" fo:text-transform="none" fo:color="#252525" style:font-name="Liberation Serif" fo:font-size="12pt" fo:letter-spacing="normal" fo:font-style="normal" fo:font-weight="normal" officeooo:rsid="00dc8773" style:font-size-asian="12pt" style:font-size-complex="12pt"/>
    </style:style>
    <style:style style:name="T51" style:family="text">
      <style:text-properties fo:font-variant="normal" fo:text-transform="none" fo:color="#252525" style:font-name="Liberation Serif" fo:font-size="12pt" fo:letter-spacing="normal" fo:font-style="normal" fo:font-weight="normal" officeooo:rsid="00dd72fa" style:font-size-asian="12pt" style:font-size-complex="12pt"/>
    </style:style>
    <style:style style:name="T52" style:family="text">
      <style:text-properties fo:font-variant="normal" fo:text-transform="none" fo:color="#252525" style:font-name="Liberation Serif" fo:font-size="12pt" fo:letter-spacing="normal" fo:font-style="normal" fo:font-weight="normal" officeooo:rsid="01626f88" style:font-size-asian="12pt" style:font-size-complex="12pt"/>
    </style:style>
    <style:style style:name="T53" style:family="text">
      <style:text-properties fo:font-variant="normal" fo:text-transform="none" fo:color="#252525" style:font-name="Liberation Serif" fo:font-size="12pt" fo:letter-spacing="normal" fo:font-style="normal" fo:font-weight="normal" officeooo:rsid="0165306e" style:font-size-asian="12pt" style:font-size-complex="12pt"/>
    </style:style>
    <style:style style:name="T54" style:family="text">
      <style:text-properties fo:font-variant="normal" fo:text-transform="none" fo:color="#252525" style:font-name="Liberation Serif" fo:font-size="12pt" fo:letter-spacing="normal" fo:font-style="normal" fo:font-weight="normal" officeooo:rsid="016fa4b9" style:font-size-asian="12pt" style:font-size-complex="12pt"/>
    </style:style>
    <style:style style:name="T55" style:family="text">
      <style:text-properties fo:font-variant="normal" fo:text-transform="none" fo:color="#252525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56" style:family="text">
      <style:text-properties fo:font-variant="normal" fo:text-transform="none" fo:color="#252525" style:font-name="Liberation Serif" fo:font-size="12pt" fo:letter-spacing="normal" fo:font-style="normal" fo:font-weight="bold" officeooo:rsid="00d494b9" style:font-size-asian="12pt" style:font-weight-asian="bold" style:font-size-complex="12pt" style:font-weight-complex="bold"/>
    </style:style>
    <style:style style:name="T57" style:family="text">
      <style:text-properties fo:font-variant="normal" fo:text-transform="none" fo:color="#252525" style:font-name="Liberation Serif" fo:font-size="12pt" fo:letter-spacing="normal" fo:font-style="normal" fo:font-weight="bold" officeooo:rsid="00dc8773" style:font-size-asian="12pt" style:font-weight-asian="bold" style:font-size-complex="12pt" style:font-weight-complex="bold"/>
    </style:style>
    <style:style style:name="T58" style:family="text">
      <style:text-properties fo:font-variant="normal" fo:text-transform="none" fo:color="#252525" style:font-name="Liberation Mono" fo:font-size="12pt" fo:letter-spacing="normal" fo:font-style="normal" fo:font-weight="bold" style:font-size-asian="12pt" style:font-weight-asian="bold" style:font-size-complex="12pt" style:font-weight-complex="bold"/>
    </style:style>
    <style:style style:name="T59" style:family="text">
      <style:text-properties fo:font-variant="normal" fo:text-transform="none" fo:color="#252525" fo:letter-spacing="normal" fo:font-style="normal" fo:font-weight="normal" officeooo:rsid="018cb3a4"/>
    </style:style>
    <style:style style:name="T60" style:family="text">
      <style:text-properties officeooo:rsid="00a574af"/>
    </style:style>
    <style:style style:name="T61" style:family="text">
      <style:text-properties style:font-name="Liberation Serif"/>
    </style:style>
    <style:style style:name="T62" style:family="text">
      <style:text-properties style:font-name="Liberation Serif" fo:font-size="12pt" style:font-size-asian="12pt" style:font-size-complex="12pt"/>
    </style:style>
    <style:style style:name="T63" style:family="text">
      <style:text-properties style:font-name="Liberation Serif" fo:font-size="12pt" officeooo:rsid="00b18659" style:font-size-asian="12pt" style:font-size-complex="12pt"/>
    </style:style>
    <style:style style:name="T64" style:family="text">
      <style:text-properties style:font-name="Liberation Serif" fo:font-size="12pt" officeooo:rsid="01561742" style:font-size-asian="12pt" style:font-size-complex="12pt"/>
    </style:style>
    <style:style style:name="T65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66" style:family="text">
      <style:text-properties style:font-name="Liberation Serif" fo:font-size="12pt" fo:font-weight="bold" officeooo:rsid="00b18659" style:font-size-asian="12pt" style:font-weight-asian="bold" style:font-size-complex="12pt" style:font-weight-complex="bold"/>
    </style:style>
    <style:style style:name="T67" style:family="text">
      <style:text-properties style:font-name="Liberation Serif" fo:font-size="12pt" fo:font-weight="bold" officeooo:rsid="01853462" style:font-size-asian="12pt" style:font-weight-asian="bold" style:font-size-complex="12pt" style:font-weight-complex="bold"/>
    </style:style>
    <style:style style:name="T68" style:family="text">
      <style:text-properties style:font-name="Liberation Serif" fo:font-weight="bold" style:font-weight-asian="bold" style:font-weight-complex="bold"/>
    </style:style>
    <style:style style:name="T69" style:family="text">
      <style:text-properties style:font-name="Liberation Serif" fo:font-weight="bold" officeooo:rsid="01351848" style:font-weight-asian="bold" style:font-weight-complex="bold"/>
    </style:style>
    <style:style style:name="T70" style:family="text">
      <style:text-properties style:font-name="Liberation Serif" fo:font-weight="normal"/>
    </style:style>
    <style:style style:name="T71" style:family="text">
      <style:text-properties style:font-name="Liberation Serif" fo:font-weight="normal" style:font-weight-asian="normal" style:font-weight-complex="normal"/>
    </style:style>
    <style:style style:name="T72" style:family="text">
      <style:text-properties style:font-name="Liberation Serif" fo:font-weight="normal" officeooo:rsid="0128db92" style:font-weight-asian="normal" style:font-weight-complex="normal"/>
    </style:style>
    <style:style style:name="T73" style:family="text">
      <style:text-properties style:font-name="Liberation Serif" fo:font-weight="normal" officeooo:rsid="012ca8c9" style:font-weight-asian="normal" style:font-weight-complex="normal"/>
    </style:style>
    <style:style style:name="T74" style:family="text">
      <style:text-properties style:font-name="Liberation Serif" fo:font-weight="normal" officeooo:rsid="013d02b1" style:font-weight-asian="normal" style:font-weight-complex="normal"/>
    </style:style>
    <style:style style:name="T75" style:family="text">
      <style:text-properties style:font-name="Liberation Serif" fo:font-weight="normal" officeooo:rsid="0100c0d8"/>
    </style:style>
    <style:style style:name="T76" style:family="text">
      <style:text-properties style:font-name="Liberation Serif" style:font-weight-asian="bold" style:font-weight-complex="bold"/>
    </style:style>
    <style:style style:name="T77" style:family="text">
      <style:text-properties style:font-name="Liberation Serif" officeooo:rsid="0109c231" style:font-weight-asian="bold" style:font-weight-complex="bold"/>
    </style:style>
    <style:style style:name="T78" style:family="text">
      <style:text-properties style:font-name="Liberation Serif" officeooo:rsid="01351848"/>
    </style:style>
    <style:style style:name="T79" style:family="text">
      <style:text-properties style:font-name="Liberation Serif" officeooo:rsid="013d02b1"/>
    </style:style>
    <style:style style:name="T80" style:family="text">
      <style:text-properties style:font-name="Liberation Serif" officeooo:rsid="012dc818"/>
    </style:style>
    <style:style style:name="T81" style:family="text">
      <style:text-properties style:font-weight-asian="normal" style:font-weight-complex="normal"/>
    </style:style>
    <style:style style:name="T82" style:family="text">
      <style:text-properties officeooo:rsid="01244822" style:font-weight-asian="normal" style:font-weight-complex="normal"/>
    </style:style>
    <style:style style:name="T83" style:family="text">
      <style:text-properties style:font-name="Liberation Mono" fo:font-weight="bold" style:font-weight-asian="bold" style:font-weight-complex="bold"/>
    </style:style>
    <style:style style:name="T84" style:family="text">
      <style:text-properties style:font-name="Liberation Mono" fo:font-weight="bold" officeooo:rsid="00c14678" style:font-weight-asian="bold" style:font-weight-complex="bold"/>
    </style:style>
    <style:style style:name="T85" style:family="text">
      <style:text-properties style:font-name="Liberation Mono" fo:font-weight="bold" officeooo:rsid="0127dc88" style:font-weight-asian="bold" style:font-weight-complex="bold"/>
    </style:style>
    <style:style style:name="T86" style:family="text">
      <style:text-properties style:font-name="Liberation Mono" fo:font-weight="bold" officeooo:rsid="012ca8c9" style:font-weight-asian="bold" style:font-weight-complex="bold"/>
    </style:style>
    <style:style style:name="T87" style:family="text">
      <style:text-properties style:font-name="Liberation Mono" fo:font-weight="bold" officeooo:rsid="009920f5" style:font-weight-asian="bold" style:font-weight-complex="bold"/>
    </style:style>
    <style:style style:name="T88" style:family="text">
      <style:text-properties style:font-name="Liberation Mono" fo:font-weight="bold" officeooo:rsid="012dc818" style:font-weight-asian="bold" style:font-weight-complex="bold"/>
    </style:style>
    <style:style style:name="T89" style:family="text">
      <style:text-properties style:font-name="Liberation Mono" fo:font-weight="bold" fo:background-color="#ffffff" loext:char-shading-value="0" style:font-weight-asian="bold" style:font-weight-complex="bold"/>
    </style:style>
    <style:style style:name="T90" style:family="tex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T91" style:family="text">
      <style:text-properties officeooo:rsid="00b5c24a"/>
    </style:style>
    <style:style style:name="T92" style:family="text">
      <style:text-properties officeooo:rsid="00bffaaa"/>
    </style:style>
    <style:style style:name="T93" style:family="text">
      <style:text-properties officeooo:rsid="00c14678"/>
    </style:style>
    <style:style style:name="T94" style:family="text">
      <style:text-properties officeooo:rsid="00c251cd"/>
    </style:style>
    <style:style style:name="T95" style:family="text">
      <style:text-properties officeooo:rsid="00c2a192"/>
    </style:style>
    <style:style style:name="T96" style:family="text">
      <style:text-properties officeooo:rsid="00c49e68"/>
    </style:style>
    <style:style style:name="T97" style:family="text">
      <style:text-properties officeooo:rsid="00ca6f3a"/>
    </style:style>
    <style:style style:name="T98" style:family="text">
      <style:text-properties officeooo:rsid="01035daa"/>
    </style:style>
    <style:style style:name="T99" style:family="text">
      <style:text-properties officeooo:rsid="01106cf3"/>
    </style:style>
    <style:style style:name="T100" style:family="text">
      <style:text-properties officeooo:rsid="0112f1e9"/>
    </style:style>
    <style:style style:name="T101" style:family="text">
      <style:text-properties officeooo:rsid="0113db3a"/>
    </style:style>
    <style:style style:name="T102" style:family="text">
      <style:text-properties officeooo:rsid="0117703b"/>
    </style:style>
    <style:style style:name="T103" style:family="text">
      <style:text-properties officeooo:rsid="011f6226"/>
    </style:style>
    <style:style style:name="T104" style:family="text">
      <style:text-properties officeooo:rsid="0125f008"/>
    </style:style>
    <style:style style:name="T105" style:family="text">
      <style:text-properties officeooo:rsid="01324685"/>
    </style:style>
    <style:style style:name="T106" style:family="text">
      <style:text-properties officeooo:rsid="01387157"/>
    </style:style>
    <style:style style:name="T107" style:family="text">
      <style:text-properties officeooo:rsid="013eaa0b"/>
    </style:style>
    <style:style style:name="T108" style:family="text">
      <style:text-properties officeooo:rsid="01418599"/>
    </style:style>
    <style:style style:name="T109" style:family="text">
      <style:text-properties officeooo:rsid="01480cb3"/>
    </style:style>
    <style:style style:name="T110" style:family="text">
      <style:text-properties officeooo:rsid="014a81e3"/>
    </style:style>
    <style:style style:name="T111" style:family="text">
      <style:text-properties officeooo:rsid="014dca62"/>
    </style:style>
    <style:style style:name="T112" style:family="text">
      <style:text-properties officeooo:rsid="0173f8dc"/>
    </style:style>
    <style:style style:name="T113" style:family="text">
      <style:text-properties officeooo:rsid="017eec79"/>
    </style:style>
    <style:style style:name="T114" style:family="text">
      <style:text-properties officeooo:rsid="01903f17"/>
    </style:style>
    <style:style style:name="T115" style:family="text">
      <style:text-properties officeooo:rsid="00371e2f"/>
    </style:style>
    <style:style style:name="T116" style:family="text">
      <style:text-properties officeooo:rsid="0263684f"/>
    </style:style>
    <style:style style:name="T117" style:family="text">
      <style:text-properties officeooo:rsid="002d4cf0"/>
    </style:style>
    <style:style style:name="T118" style:family="text">
      <style:text-properties officeooo:rsid="002f4af5"/>
    </style:style>
    <style:style style:name="T119" style:family="text">
      <style:text-properties officeooo:rsid="001cd725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style:style style:name="Sect2" style:family="section">
      <style:section-properties style:writing-mode="lr-tb"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35" text:outline-level="1"><text:bookmark text:name="firstHeading"/><text:span text:style-name="T2">Python</text:span>/C2/Getting-started-with-<text:span text:style-name="T3">for</text:span>/English</text:h>
      <text:p text:style-name="P132"/>
      <text:section text:style-name="Sect1" text:name="bodyContent">
        <text:p text:style-name="P134"/>
        <text:section text:style-name="Sect1" text:name="contentSub">
          <text:p text:style-name="P134"/>
        </text:section>
      </text:section>
      <text:section text:style-name="Sect2" text:name="mw-content-text">
        <text:p text:style-name="P132"><text:span text:style-name="T1">Title of script</text:span>: Getting started with <text:span text:style-name="T3">for </text:span><text:span text:style-name="T13">loops</text:span></text:p>
        <text:p text:style-name="P133">Author: <text:span text:style-name="T113">Puneeth, </text:span>Thirumalesh H S</text:p>
        <text:p text:style-name="P134"><text:span text:style-name="T21">Keywords: </text:span><text:span text:style-name="T22">Python</text:span><text:span text:style-name="T21">, </text:span><text:span text:style-name="T23">for </text:span><text:span text:style-name="T24">loop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">Visual Cue</text:p>
            </table:table-cell>
            <table:table-cell table:style-name="Table1.A1" office:value-type="string">
              <text:p text:style-name="P1">Narration</text:p>
            </table:table-cell>
          </table:table-row>
          <table:table-row>
            <table:table-cell table:style-name="Table1.A1" office:value-type="string">
              <text:p text:style-name="P2">Show Slide</text:p>
            </table:table-cell>
            <table:table-cell table:style-name="Table1.A1" office:value-type="string">
              <text:p text:style-name="P30"><text:span text:style-name="T62">Hello Friends. Welcome to the tutorial on "</text:span><text:span text:style-name="T63">G</text:span><text:span text:style-name="T62">etting started with </text:span><text:span text:style-name="Teletype"><text:span text:style-name="T66">for </text:span></text:span><text:span text:style-name="Teletype"><text:span text:style-name="T67">loops</text:span></text:span><text:span text:style-name="T62">". </text:span></text:p>
            </table:table-cell>
          </table:table-row>
          <table:table-row>
            <table:table-cell table:style-name="Table1.A1" office:value-type="string">
              <text:p text:style-name="P56">Show Slide </text:p>
              <text:p text:style-name="P113"><text:span text:style-name="T60">O</text:span>bjectives </text:p>
              <text:p text:style-name="P2"/>
            </table:table-cell>
            <table:table-cell table:style-name="Table1.A1" office:value-type="string">
              <text:p text:style-name="P65">At the end of this tutorial, you will be able to,</text:p>
              <text:list xml:id="list2305568613794674417" text:style-name="L1">
                <text:list-header>
                  <text:p text:style-name="P151"/>
                </text:list-header>
                <text:list-item>
                  <text:p text:style-name="P154"><text:span text:style-name="T43">Use th</text:span><text:span text:style-name="T44">e </text:span><text:span text:style-name="Teletype"><text:span text:style-name="T58">for</text:span></text:span><text:span text:style-name="Teletype"><text:span text:style-name="T43"> </text:span></text:span><text:span text:style-name="T43">loop.</text:span></text:p>
                </text:list-item>
                <text:list-item>
                  <text:p text:style-name="P154"><text:span text:style-name="T43">Use </text:span><text:span text:style-name="Teletype"><text:span text:style-name="T58">range()</text:span></text:span><text:span text:style-name="Teletype"><text:span text:style-name="T43"> </text:span></text:span><text:span text:style-name="T43">function.</text:span></text:p>
                  <text:p text:style-name="P156"/>
                </text:list-item>
              </text:list>
            </table:table-cell>
          </table:table-row>
          <table:table-row>
            <table:table-cell table:style-name="Table1.A4" office:value-type="string">
              <text:p text:style-name="P2">Show Slide</text:p>
              <text:p text:style-name="P2">System <text:span text:style-name="T25">Specifications</text:span> </text:p>
            </table:table-cell>
            <table:table-cell table:style-name="Table1.A4" office:value-type="string">
              <text:p text:style-name="P2">To record this tutorial, I am using </text:p>
              <text:list xml:id="list2734732803447375410" text:style-name="L2">
                <text:list-item>
                  <text:p text:style-name="P160"><text:span text:style-name="T1">Ubuntu Linux 14.04</text:span> operating system</text:p>
                </text:list-item>
                <text:list-item>
                  <text:p text:style-name="P161"><text:span text:style-name="T19">Python</text:span> 2.7.6</text:p>
                </text:list-item>
                <text:list-item>
                  <text:p text:style-name="P160"><text:span text:style-name="T2">IPython</text:span><text:span text:style-name="T1"> </text:span><text:span text:style-name="T14">4</text:span><text:span text:style-name="T1">.0.0</text:span></text:p>
                </text:list-item>
              </text:list>
            </table:table-cell>
          </table:table-row>
          <table:table-row table:style-name="Table1.5">
            <table:table-cell table:style-name="Table1.A1" office:value-type="string">
              <text:p text:style-name="P12">Show Slide: </text:p>
              <text:p text:style-name="P117">Pre-requisite</text:p>
            </table:table-cell>
            <table:table-cell table:style-name="Table1.A1" office:value-type="string">
              <text:p text:style-name="P137">Before beginning this tutorial, we would suggest you to complete the tutorial on "Getting started with <text:span text:style-name="T2">Lists</text:span>".</text:p>
            </table:table-cell>
          </table:table-row>
          <table:table-row table:style-name="Table1.6">
            <table:table-cell table:style-name="Table1.A6" office:value-type="string">
              <text:p text:style-name="P56">[Terminal]</text:p>
              <text:p text:style-name="P56">Type <text:span text:style-name="T2">ipython</text:span> <text:span text:style-name="T2">--</text:span><text:span text:style-name="T5">pylab</text:span><text:span text:style-name="T93">&gt;&gt; press </text:span><text:span text:style-name="T4">Enter</text:span><text:line-break/></text:p>
            </table:table-cell>
            <table:table-cell table:style-name="Table1.A6" office:value-type="string">
              <text:p text:style-name="P77">Open the <text:span text:style-name="T2">terminal </text:span><text:span text:style-name="T81">by pressing the keys </text:span><text:span text:style-name="T2">Ctrl+Alt+T</text:span></text:p>
              <text:p text:style-name="P94"/>
              <text:p text:style-name="P91">Type <text:span text:style-name="T83">ipython –-</text:span><text:span text:style-name="T84">pylab </text:span>and press <text:span text:style-name="T2">Enter</text:span></text:p>
            </table:table-cell>
          </table:table-row>
          <table:table-row table:style-name="Table1.7">
            <table:table-cell table:style-name="Table1.A6" office:value-type="string">
              <text:p text:style-name="P78">Show Slide</text:p>
              <text:p text:style-name="P96">for <text:span text:style-name="T61">syntax</text:span></text:p>
            </table:table-cell>
            <table:table-cell table:style-name="Table1.A6" office:value-type="string">
              <text:p text:style-name="P121">for &lt;<text:span text:style-name="T95">loop </text:span>variable&gt; in &lt;sequence&gt;:</text:p>
              <text:p text:style-name="P149"><text:s text:c="8"/><text:span text:style-name="T27">&lt;statements&gt;</text:span></text:p>
              <text:p text:style-name="P49"><text:span text:style-name="T2">Items</text:span> of <text:span text:style-name="T2">sequence</text:span> are assigned one after the other to <text:span text:style-name="T2">loop variable.</text:span></text:p>
              <text:p text:style-name="P50"><text:bookmark-start text:name="__DdeLink__5740_571706359"/>For each <text:span text:style-name="T2">item,</text:span> the <text:span text:style-name="T2">loop</text:span> <text:span text:style-name="T2">body</text:span> is <text:span text:style-name="T2">executed. </text:span><text:bookmark-end text:name="__DdeLink__5740_571706359"/></text:p>
              <text:p text:style-name="P50"><text:span text:style-name="T96">Note that </text:span><text:span text:style-name="T6">colon</text:span><text:span text:style-name="T96"> after the </text:span><text:span text:style-name="T6">for</text:span><text:span text:style-name="T96"> </text:span><text:span text:style-name="T6">statement</text:span><text:span text:style-name="T96"> </text:span><text:span text:style-name="T6">indicates</text:span><text:span text:style-name="T96"> the starting of </text:span><text:span text:style-name="T6">loop</text:span><text:span text:style-name="T96"> </text:span><text:span text:style-name="T6">body</text:span><text:span text:style-name="T96">.</text:span></text:p>
              <text:p text:style-name="P50"/>
              <text:p text:style-name="P51">Every <text:span text:style-name="T2">statement </text:span>in <text:span text:style-name="T2">loop</text:span> starts<text:span text:style-name="T2"> with 4 spaces</text:span></text:p>
            </table:table-cell>
          </table:table-row>
          <table:table-row>
            <table:table-cell table:style-name="Table1.A6" office:value-type="string">
              <text:p text:style-name="P66">Show Slide</text:p>
              <text:p text:style-name="P122"><text:span text:style-name="T91">Exercise</text:span> 1</text:p>
              <text:p text:style-name="P10"/>
            </table:table-cell>
            <table:table-cell table:style-name="Table1.A6" office:value-type="string">
              <text:p text:style-name="P37">Write a for loop which iterates through a list of numbers</text:p>
              <text:p text:style-name="P37"/>
              <text:p text:style-name="P37">and find<text:span text:style-name="T97">s</text:span> the square root of each number. </text:p>
              <text:p text:style-name="P37"/>
              <text:p text:style-name="P37"><text:span text:style-name="T94">The </text:span>numbers are: <text:span text:style-name="T92">4, 9, 16, 25, 36.</text:span></text:p>
            </table:table-cell>
          </table:table-row>
          <table:table-row>
            <table:table-cell table:style-name="Table1.A4" office:value-type="string">
              <text:p text:style-name="P66">Show Slide </text:p>
              <text:p text:style-name="P122">Solution 1</text:p>
              <text:p text:style-name="P108"><text:soft-page-break/>numbers = [4, 9, 16, 25, 36]</text:p>
              <text:p text:style-name="P108"/>
              <text:p text:style-name="P108">for num in numbers:</text:p>
              <text:p text:style-name="P110"><text:s text:c="4"/>print “sqrt of”, num,</text:p>
              <text:p text:style-name="P110"><text:s text:c="4"/>“is”, num**0.5</text:p>
              <text:p text:style-name="P111">print "This is outside for-loop"</text:p>
            </table:table-cell>
            <table:table-cell table:style-name="Table1.A4" office:value-type="string">
              <text:p text:style-name="P32"><text:span text:style-name="T45">F</text:span><text:span text:style-name="T43">irst we need to create a </text:span><text:span text:style-name="Teletype"><text:span text:style-name="T55">list</text:span></text:span><text:span text:style-name="Teletype"><text:span text:style-name="T43"> </text:span></text:span><text:span text:style-name="T43">of </text:span><text:span text:style-name="T55">numbers</text:span><text:span text:style-name="T43">. </text:span></text:p>
              <text:p text:style-name="P32"/>
              <text:p text:style-name="P32"><text:span text:style-name="T47">T</text:span><text:span text:style-name="T43">hen </text:span><text:span text:style-name="T55">iterate</text:span><text:span text:style-name="T43"> over the </text:span><text:span text:style-name="T55">list</text:span><text:span text:style-name="T43"> </text:span><text:span text:style-name="T49">a</text:span><text:span text:style-name="T48">nd f</text:span><text:span text:style-name="T43">ind the </text:span><text:span text:style-name="T55">square</text:span><text:span text:style-name="T43"> </text:span><text:span text:style-name="T55">root</text:span><text:span text:style-name="T43"> of </text:span><text:soft-page-break/><text:span text:style-name="T43">each element in it. </text:span></text:p>
              <text:p text:style-name="P31"/>
              <text:p text:style-name="P31"><text:span text:style-name="T51">L</text:span><text:span text:style-name="T43">et us create a </text:span><text:span text:style-name="T55">script</text:span><text:span text:style-name="T43">, rather than typing it out in the </text:span><text:span text:style-name="T55">interpreter</text:span><text:span text:style-name="T43"> itself. </text:span></text:p>
              <text:p text:style-name="P31"/>
              <text:p text:style-name="P31"><text:span text:style-name="T43">Open your </text:span><text:span text:style-name="T55">text</text:span><text:span text:style-name="T43"> </text:span><text:span text:style-name="T55">editor</text:span><text:span text:style-name="T43"> and type the following </text:span><text:span text:style-name="T55">code</text:span><text:span text:style-name="T43"> shown on the slide. </text:span><text:span text:style-name="T46">Save the file as </text:span><text:span text:style-name="T56">sqrt_num_list.py</text:span></text:p>
            </table:table-cell>
          </table:table-row>
          <table:table-row>
            <table:table-cell table:style-name="Table1.A4" office:value-type="string">
              <text:p text:style-name="P79">[Ipython Terminal]</text:p>
              <text:p text:style-name="P122">Save &amp; run script</text:p>
              <text:p text:style-name="P99"><text:span text:style-name="T26">%run -i </text:span><text:span text:style-name="T28">sqrt_num_list.py</text:span></text:p>
            </table:table-cell>
            <table:table-cell table:style-name="Table1.A4" office:value-type="string">
              <text:p text:style-name="P36">Now switch to your terminal and run the script as,</text:p>
            </table:table-cell>
          </table:table-row>
          <table:table-row>
            <table:table-cell table:style-name="Table1.A4" office:value-type="string">
              <text:p text:style-name="P69">Show Slide </text:p>
              <text:p text:style-name="P123">Solution 1</text:p>
              <text:p text:style-name="P109">numbers = [4, 9, 16, 25, 36]</text:p>
              <text:p text:style-name="P109"/>
              <text:p text:style-name="P109">for num in numbers:</text:p>
              <text:p text:style-name="P101"><text:s text:c="4"/>print “sqrt of”, num,</text:p>
              <text:p text:style-name="P101"><text:s text:c="4"/>“is”, num**0.5</text:p>
              <text:p text:style-name="P102">print "This is outside for-loop"</text:p>
            </table:table-cell>
            <table:table-cell table:style-name="Table1.A4" office:value-type="string">
              <text:p text:style-name="P3"><text:span text:style-name="T29">So that was easy! <text:line-break/>All what we did was iterate over the list, element by element. </text:span><text:span text:style-name="T30">T</text:span><text:span text:style-name="T29">hen use the element for calculation. </text:span></text:p>
              <text:p text:style-name="P3"/>
              <text:p text:style-name="P38">Note that here we used two variables,</text:p>
              <text:list xml:id="list4091211941418986137" text:style-name="L3">
                <text:list-item>
                  <text:p text:style-name="P162"><text:span text:style-name="Teletype"><text:span text:style-name="T55">numbers -</text:span></text:span><text:span text:style-name="T43"> which is a list </text:span><text:span text:style-name="T50">of numbers</text:span></text:p>
                </text:list-item>
                <text:list-item>
                  <text:p text:style-name="P162"><text:span text:style-name="T57">num</text:span><text:span text:style-name="T43"> - which is the element of list under consideration in each cycle of the </text:span><text:span text:style-name="Teletype"><text:span text:style-name="T55">for </text:span></text:span><text:span text:style-name="T55">loop</text:span><text:span text:style-name="T43">. <text:s/></text:span></text:p>
                  <text:p text:style-name="P163"/>
                </text:list-item>
              </text:list>
              <text:p text:style-name="P138">The variable names can be chosen by you.</text:p>
            </table:table-cell>
          </table:table-row>
          <table:table-row>
            <table:table-cell table:style-name="Table1.A4" office:value-type="string">
              <text:p text:style-name="P70">Show Slide </text:p>
              <text:p text:style-name="P124">Solution 1</text:p>
              <text:p text:style-name="P93"><text:span text:style-name="T71">Highlight the line after </text:span><text:span text:style-name="Teletype"><text:span text:style-name="T71">for </text:span></text:span><text:span text:style-name="T71">statement</text:span></text:p>
            </table:table-cell>
            <table:table-cell table:style-name="Table1.A4" office:value-type="string">
              <text:p text:style-name="P2"><text:span text:style-name="T29">Note that the lines after <text:s/></text:span><text:span text:style-name="T59">the </text:span><text:span text:style-name="Teletype"><text:span text:style-name="T29">for </text:span></text:span><text:span text:style-name="T29">statement, is indented using four spaces.</text:span></text:p>
              <text:p text:style-name="P36"/>
              <text:p text:style-name="P59"><text:span text:style-name="T29">It means that, </text:span><text:span text:style-name="T32">the</text:span><text:span text:style-name="T29"> line is a </text:span><text:span text:style-name="T40">block</text:span><text:span text:style-name="T29"> of </text:span><text:span text:style-name="T40">code</text:span><text:span text:style-name="T29"> </text:span><text:span text:style-name="T33">in</text:span><text:span text:style-name="T29"> </text:span><text:span text:style-name="T40">for loop</text:span><text:span text:style-name="T29">. <text:s/></text:span></text:p>
              <text:p text:style-name="P59"/>
              <text:p text:style-name="P76">Although it is only a single statement in the block.</text:p>
            </table:table-cell>
          </table:table-row>
          <table:table-row>
            <table:table-cell table:style-name="Table1.A4" office:value-type="string">
              <text:p text:style-name="P71">Show Slide </text:p>
              <text:p text:style-name="P119">Solution 1</text:p>
              <text:p text:style-name="P119"/>
              <text:p text:style-name="P57"><text:span text:style-name="T34">Highlight the </text:span><text:span text:style-name="T35">fifth</text:span><text:span text:style-name="T34"> line - the line just after for loop</text:span><text:span text:style-name="T61"><text:line-break/></text:span></text:p>
            </table:table-cell>
            <table:table-cell table:style-name="Table1.A4" office:value-type="string">
              <text:p text:style-name="P58"><text:span text:style-name="T29"><text:s/>Also, the </text:span><text:span text:style-name="T36">fifth</text:span><text:span text:style-name="T29"> line or the immediate line after th</text:span><text:span text:style-name="T31">e </text:span><text:span text:style-name="Teletype"><text:span text:style-name="T40">for</text:span></text:span><text:span text:style-name="Teletype"><text:span text:style-name="T29"> </text:span></text:span><text:span text:style-name="T29">block is not indented. </text:span></text:p>
              <text:p text:style-name="P58"/>
              <text:p text:style-name="P58"><text:span text:style-name="T29">It means that it is not a part of the </text:span><text:span text:style-name="Teletype"><text:span text:style-name="T29">for </text:span></text:span><text:span text:style-name="T29">loop. </text:span><text:span text:style-name="T37">A</text:span><text:span text:style-name="T29">nd the lines after that dont fall in the scope of the </text:span><text:span text:style-name="Teletype"><text:span text:style-name="T29">for </text:span></text:span><text:span text:style-name="T29">loop.</text:span></text:p>
              <text:p text:style-name="P58"/>
              <text:p text:style-name="P118">Thus each block is separated by the indentation level. </text:p>
              <text:p text:style-name="P114"/>
              <text:p text:style-name="P114"><text:span text:style-name="T38">This</text:span><text:span text:style-name="T29"> marks the importance of </text:span><text:span text:style-name="T40">white-spaces</text:span><text:span text:style-name="T29"> in </text:span><text:span text:style-name="T40">Python</text:span><text:span text:style-name="T29">.</text:span></text:p>
            </table:table-cell>
          </table:table-row>
          <table:table-row>
            <table:table-cell table:style-name="Table1.A4" office:value-type="string">
              <text:p text:style-name="P66">Show Slide </text:p>
              <text:p text:style-name="P122"><text:span text:style-name="T101">Exercise</text:span> 2</text:p>
              <text:p text:style-name="P60"/>
            </table:table-cell>
            <table:table-cell table:style-name="Table1.A4" office:value-type="string">
              <text:p text:style-name="P41">Repeat Exercise 1, by actually typing each line in the <text:span text:style-name="T2">IPython</text:span> <text:span text:style-name="T2">interpreter </text:span></text:p>
              <text:p text:style-name="P41"/>
              <text:p text:style-name="P41"><text:span text:style-name="T82">Skip </text:span><text:span text:style-name="T103">the line </text:span></text:p>
              <text:p text:style-name="P40"/>
              <text:p text:style-name="P48">print "This is outside for-loop"</text:p>
              <text:p text:style-name="P47"/>
            </table:table-cell>
          </table:table-row>
          <table:table-row>
            <table:table-cell table:style-name="Table1.A4" office:value-type="string">
              <text:p text:style-name="P80">[Ipython Terminal]</text:p>
              <text:p text:style-name="P80"/>
              <text:p text:style-name="P105">numbers = [4, 9, 16, 25, 36]</text:p>
              <text:p text:style-name="P105"/>
              <text:p text:style-name="P107"><text:span text:style-name="T20">for num in numbers: </text:span><text:span text:style-name="T39">Press</text:span><text:span text:style-name="T29"> </text:span><text:span text:style-name="T42">E</text:span><text:span text:style-name="T41">nter</text:span></text:p>
              <text:p text:style-name="P64"/>
            </table:table-cell>
            <table:table-cell table:style-name="Table1.A4" office:value-type="string">
              <text:p text:style-name="P100"/>
              <text:p text:style-name="P92">Type,</text:p>
              <text:p text:style-name="P100"/>
              <text:p text:style-name="P97"><text:span text:style-name="T102">n</text:span>umbers = [4, 9, 16, 25, 36]</text:p>
              <text:p text:style-name="P97"/>
              <text:p text:style-name="P98"><text:span text:style-name="T19">for num in numbers: </text:span><text:span text:style-name="T75">Press</text:span><text:span text:style-name="T70"> </text:span><text:span text:style-name="T77">E</text:span><text:span text:style-name="T76">nter</text:span></text:p>
              <text:p text:style-name="P95"/>
              <text:p text:style-name="P72">You will notice that, as soon as you press the <text:span text:style-name="T7">E</text:span><text:span text:style-name="T2">nter</text:span> key <text:soft-page-break/>after <text:span text:style-name="T2">for</text:span> <text:span text:style-name="T2">statement</text:span>, </text:p>
              <text:p text:style-name="P72"/>
              <text:p text:style-name="P74">the prompt changes to four dots. </text:p>
              <text:p text:style-name="P74"/>
              <text:p text:style-name="P74"><text:span text:style-name="T98">A</text:span>nd the cursor is not right after the four dots but,</text:p>
              <text:p text:style-name="P73">there are four spaces from the dots.</text:p>
            </table:table-cell>
          </table:table-row>
          <table:table-row>
            <table:table-cell table:style-name="Table1.A4" office:value-type="string">
              <text:p text:style-name="P81">[Ipython Terminal]</text:p>
              <text:p text:style-name="P81"/>
              <text:p text:style-name="P60">Highlight the four dots<text:line-break/></text:p>
            </table:table-cell>
            <table:table-cell table:style-name="Table1.A4" office:value-type="string">
              <text:p text:style-name="P62">Please note that <text:span text:style-name="T2">IPython</text:span> automatically indents the block. </text:p>
              <text:p text:style-name="P62"/>
              <text:p text:style-name="P62">The four dots tell you that you are inside a block.<text:line-break/></text:p>
            </table:table-cell>
          </table:table-row>
          <table:table-row>
            <table:table-cell table:style-name="Table1.A4" office:value-type="string">
              <text:p text:style-name="P82">[Ipython Terminal]</text:p>
              <text:p text:style-name="P66"/>
              <text:p text:style-name="P104">print “sqrt of”, num, </text:p>
              <text:p text:style-name="P104">“is”, num**0.5</text:p>
              <text:p text:style-name="P103"/>
              <text:p text:style-name="P106"/>
            </table:table-cell>
            <table:table-cell table:style-name="Table1.A4" office:value-type="string">
              <text:p text:style-name="P112"><text:span text:style-name="T62">Now type the rest of the </text:span><text:span text:style-name="Teletype"><text:span text:style-name="T65">for </text:span></text:span><text:span text:style-name="T65">loop</text:span><text:span text:style-name="T62">,<text:line-break/></text:span></text:p>
              <text:p text:style-name="P104">print “sqrt of”, num,</text:p>
              <text:p text:style-name="P104"><text:s/>“is”, num**0.5</text:p>
            </table:table-cell>
          </table:table-row>
          <table:table-row>
            <table:table-cell table:style-name="Table1.A4" office:value-type="string">
              <text:p text:style-name="P83">[Ipython Terminal]</text:p>
              <text:p text:style-name="P83"/>
              <text:p text:style-name="P60"><text:span text:style-name="T99">press</text:span> <text:span text:style-name="T9">E</text:span><text:span text:style-name="T2">nter</text:span> twice<text:line-break/></text:p>
            </table:table-cell>
            <table:table-cell table:style-name="Table1.A4" office:value-type="string">
              <text:p text:style-name="P115">Now we have finished the statements in the block, </text:p>
              <text:p text:style-name="P115"/>
              <text:p text:style-name="P115">and still the interpreter is showing four dots, this means that you are still inside the block. </text:p>
              <text:p text:style-name="P115"/>
              <text:p text:style-name="P115">To exit from the block press the <text:span text:style-name="T8">E</text:span><text:span text:style-name="T2">nter</text:span> key twice without entering anything else.<text:line-break/></text:p>
              <text:p text:style-name="P113"/>
            </table:table-cell>
          </table:table-row>
          <table:table-row>
            <table:table-cell table:style-name="Table1.A4" office:value-type="string">
              <text:p text:style-name="P84">[Ipython Terminal]</text:p>
              <text:p text:style-name="P84"/>
              <text:p text:style-name="P86">Highlight output</text:p>
            </table:table-cell>
            <table:table-cell table:style-name="Table1.A4" office:value-type="string">
              <text:p text:style-name="P113"><text:span text:style-name="T61">It printed the square root of each number in the list, which was executed in the </text:span><text:span text:style-name="Teletype"><text:span text:style-name="T68">for </text:span></text:span><text:span text:style-name="T68">loop.</text:span><text:span text:style-name="T61"><text:line-break/></text:span></text:p>
            </table:table-cell>
          </table:table-row>
          <table:table-row>
            <table:table-cell table:style-name="Table1.A4" office:value-type="string">
              <text:p text:style-name="P75">Show Slide </text:p>
              <text:p text:style-name="P128"><text:span text:style-name="Teletype"><text:span text:style-name="T58">range()</text:span></text:span><text:span text:style-name="Teletype"><text:span text:style-name="T43"> </text:span></text:span><text:span text:style-name="T43">function</text:span></text:p>
              <text:p text:style-name="P42"/>
            </table:table-cell>
            <table:table-cell table:style-name="Table1.A4" office:value-type="string">
              <text:p text:style-name="P4"><text:span text:style-name="Teletype"><text:span text:style-name="T85">range</text:span></text:span><text:span text:style-name="Teletype"><text:span text:style-name="T83">()</text:span></text:span><text:span text:style-name="T61"> is an inbuilt function in </text:span><text:span text:style-name="T68">Python. </text:span></text:p>
              <text:p text:style-name="P5"><text:span text:style-name="T72">It</text:span><text:span text:style-name="T61"> can be used to generate a </text:span><text:span text:style-name="Teletype"><text:span text:style-name="T68">list</text:span></text:span><text:span text:style-name="Teletype"><text:span text:style-name="T61"> </text:span></text:span><text:span text:style-name="T61">of </text:span><text:span text:style-name="T68">integers</text:span></text:p>
              <text:p text:style-name="P5"/>
              <text:p text:style-name="P5"><text:span text:style-name="T73">Syntax: </text:span><text:span text:style-name="T86">range([start, ] stop [, step])</text:span><text:span text:style-name="T61"> </text:span></text:p>
              <text:p text:style-name="P19">Example: </text:p>
              <text:p text:style-name="P19"><text:span text:style-name="T83">range(1, 20)</text:span> – generates integers from 1 to 19</text:p>
              <text:p text:style-name="P9"><text:span text:style-name="T88">range(20)</text:span><text:span text:style-name="T80"> – generates integers from 0 to 19</text:span></text:p>
            </table:table-cell>
          </table:table-row>
          <table:table-row>
            <table:table-cell table:style-name="Table1.A4" office:value-type="string">
              <text:p text:style-name="P85"><text:span text:style-name="T112">[</text:span>Ipython Terminal]</text:p>
              <text:p text:style-name="P85"/>
              <text:p text:style-name="P87">Highlight output</text:p>
            </table:table-cell>
            <table:table-cell table:style-name="Table1.A4" office:value-type="string">
              <text:p text:style-name="P18"/>
              <text:p text:style-name="P17"/>
              <text:p text:style-name="P6"><text:span text:style-name="T61">Note that the ending number that you specify will not be included in the </text:span><text:span text:style-name="Teletype"><text:span text:style-name="T61">list</text:span></text:span><text:span text:style-name="T61">.<text:line-break/></text:span></text:p>
            </table:table-cell>
          </table:table-row>
          <table:table-row>
            <table:table-cell table:style-name="Table1.A4" office:value-type="string">
              <text:p text:style-name="P61">Show Slide </text:p>
              <text:p text:style-name="P129"><text:span text:style-name="T100">Exercise</text:span> 3</text:p>
              <text:p text:style-name="P134"><text:line-break/></text:p>
            </table:table-cell>
            <table:table-cell table:style-name="Table1.A4" office:value-type="string">
              <text:p text:style-name="P116">Find <text:span text:style-name="T104">out </text:span>the cube of all the numbers from one to ten. </text:p>
              <text:p text:style-name="P116"/>
              <text:p text:style-name="P116"><text:span text:style-name="T105">Execute this</text:span> in the <text:span text:style-name="T2">Python</text:span> interpreter.</text:p>
            </table:table-cell>
          </table:table-row>
          <table:table-row>
            <table:table-cell table:style-name="Table1.A4" office:value-type="string">
              <text:p text:style-name="P88">[Terminal]</text:p>
              <text:p text:style-name="P130">python</text:p>
              <text:p text:style-name="P148"/>
              <text:p text:style-name="P120">for i in range(1, 11):</text:p>
              <text:p text:style-name="P125"><text:soft-page-break/><text:span text:style-name="T106">press</text:span> <text:span text:style-name="T10">E</text:span><text:span text:style-name="T2">nter</text:span></text:p>
              <text:p text:style-name="P63"/>
            </table:table-cell>
            <table:table-cell table:style-name="Table1.A4" office:value-type="string">
              <text:p text:style-name="P7"><text:span text:style-name="T61">Start the </text:span><text:span text:style-name="T68">Python</text:span><text:span text:style-name="T61"> </text:span><text:span text:style-name="T68">interpreter</text:span><text:span text:style-name="T61"> by issuing the </text:span><text:span text:style-name="T68">command</text:span><text:span text:style-name="T61"> </text:span><text:span text:style-name="Teletype"><text:span text:style-name="T68">python </text:span></text:span><text:span text:style-name="T61">in </text:span><text:span text:style-name="T78">a </text:span><text:span text:style-name="T69">new</text:span><text:span text:style-name="T68"> terminal</text:span><text:span text:style-name="T61">.<text:line-break/></text:span></text:p>
              <text:p text:style-name="P20">Type</text:p>
              <text:p text:style-name="P52"><text:soft-page-break/>for i in range(1, 11): <text:span text:style-name="T74">press </text:span><text:span text:style-name="T79">Enter</text:span></text:p>
            </table:table-cell>
          </table:table-row>
          <table:table-row table:style-name="Table1.24">
            <table:table-cell table:style-name="Table1.A4" office:value-type="string">
              <text:p text:style-name="P22">[Python Terminal]</text:p>
              <text:p text:style-name="P11"/>
              <text:p text:style-name="P11">Highlight the cursor<text:line-break/></text:p>
            </table:table-cell>
            <table:table-cell table:style-name="Table1.A4" office:value-type="string">
              <text:p text:style-name="P13"><text:span text:style-name="T107">W</text:span>e will see that this time it shows <text:span text:style-name="T114">three</text:span> dots, but the cursor is close to the dots. </text:p>
              <text:p text:style-name="P13"/>
              <text:p text:style-name="P13"><text:span text:style-name="T108">S</text:span>o we have to indent the block.<text:line-break/></text:p>
            </table:table-cell>
          </table:table-row>
          <table:table-row table:style-name="Table1.24">
            <table:table-cell table:style-name="Table1.A4" office:value-type="string">
              <text:p text:style-name="P23">[Python Terminal]</text:p>
              <text:p text:style-name="P23"/>
              <text:p text:style-name="P21"><text:span text:style-name="T83">print i, "cube is", i**3</text:span><text:line-break/></text:p>
            </table:table-cell>
            <table:table-cell table:style-name="Table1.A4" office:value-type="string">
              <text:p text:style-name="P14">The <text:span text:style-name="T2">Python</text:span> interpreter does not indent the code automatically. </text:p>
              <text:p text:style-name="P14"/>
              <text:p text:style-name="P15">So enter four spaces there and then type the following</text:p>
              <text:p text:style-name="P15"><text:line-break/><text:span text:style-name="T87">print i, "cube is", i**3</text:span></text:p>
            </table:table-cell>
          </table:table-row>
          <table:table-row table:style-name="Table1.24">
            <table:table-cell table:style-name="Table1.A4" office:value-type="string">
              <text:p text:style-name="P26">[Python Terminal]</text:p>
              <text:p text:style-name="P24"/>
              <text:p text:style-name="P24"><text:span text:style-name="T109">press</text:span> <text:span text:style-name="T11">E</text:span><text:span text:style-name="T2">nter</text:span><text:line-break/></text:p>
            </table:table-cell>
            <table:table-cell table:style-name="Table1.A4" office:value-type="string">
              <text:p text:style-name="P16">Now when we hit enter, we still see the four dots. </text:p>
              <text:p text:style-name="P16"/>
              <text:p text:style-name="P16">To get out of the block, <text:span text:style-name="T110">press</text:span> <text:span text:style-name="T12">E</text:span><text:span text:style-name="T2">nter</text:span> once again.</text:p>
            </table:table-cell>
          </table:table-row>
          <table:table-row>
            <table:table-cell table:style-name="Table1.A4" office:value-type="string">
              <text:p text:style-name="P27">[Python Terminal]</text:p>
            </table:table-cell>
            <table:table-cell table:style-name="Table1.A4" office:value-type="string">
              <text:p text:style-name="P8">Okay! so the main thing we learnt here is -</text:p>
              <text:p text:style-name="P8"/>
              <text:p text:style-name="P8"><text:span text:style-name="T61">how to use the </text:span><text:span text:style-name="T68">Python</text:span><text:span text:style-name="T61"> </text:span><text:span text:style-name="T68">interpreter</text:span><text:span text:style-name="T61"> and </text:span></text:p>
              <text:p text:style-name="P8"/>
              <text:p text:style-name="P8"><text:span text:style-name="T61">the </text:span><text:span text:style-name="T68">IPython</text:span><text:span text:style-name="T61"> interpreter to specify blocks.<text:line-break/></text:span></text:p>
            </table:table-cell>
          </table:table-row>
          <table:table-row>
            <table:table-cell table:style-name="Table1.A4" office:value-type="string">
              <text:p text:style-name="P67">Show Slide </text:p>
              <text:p text:style-name="P122"><text:span text:style-name="T111">Exercise</text:span> 4</text:p>
              <text:p text:style-name="P11"/>
            </table:table-cell>
            <table:table-cell table:style-name="Table1.A4" office:value-type="string">
              <text:p text:style-name="P25">Print all the odd numbers from 1 to 50. </text:p>
              <text:p text:style-name="P25"/>
              <text:p text:style-name="P25">Let us do it in our <text:span text:style-name="T2">IPython</text:span> interpreter for ease of use.<text:line-break/></text:p>
            </table:table-cell>
          </table:table-row>
          <table:table-row>
            <table:table-cell table:style-name="Table1.A4" office:value-type="string">
              <text:p text:style-name="P39"><text:span text:style-name="T18">[</text:span><text:span text:style-name="T16">I</text:span><text:span text:style-name="T18">Python Terminal]</text:span></text:p>
              <text:p text:style-name="P46"/>
              <text:p text:style-name="P54">print range(1, 51, 2)</text:p>
            </table:table-cell>
            <table:table-cell table:style-name="Table1.A4" office:value-type="string">
              <text:p text:style-name="P55"><text:span text:style-name="T43">The problem can be solved by just using the </text:span><text:span text:style-name="Teletype"><text:span text:style-name="T58">range()</text:span></text:span><text:span text:style-name="Teletype"><text:span text:style-name="T43"> </text:span></text:span><text:span text:style-name="T43">function.</text:span></text:p>
              <text:p text:style-name="P55"/>
              <text:p text:style-name="P65"/>
              <text:p text:style-name="P53">print range(1, 51, 2)</text:p>
              <text:p text:style-name="P53"/>
              <text:p text:style-name="P53"/>
            </table:table-cell>
          </table:table-row>
          <table:table-row>
            <table:table-cell table:style-name="Table1.A4" office:value-type="string">
              <text:p text:style-name="P43"><text:span text:style-name="T15">[</text:span><text:span text:style-name="T16">I</text:span><text:span text:style-name="T15">Python Terminal]</text:span></text:p>
              <text:p text:style-name="P45"/>
              <text:p text:style-name="P44"><text:span text:style-name="T15">Highlight parameters in </text:span><text:span text:style-name="T89">range </text:span><text:span text:style-name="T17">function</text:span></text:p>
            </table:table-cell>
            <table:table-cell table:style-name="Table1.A4" office:value-type="string">
              <text:p text:style-name="P33"><text:span text:style-name="T62">This time we passed three parameters to </text:span><text:span text:style-name="Teletype"><text:span text:style-name="T90">range()</text:span></text:span><text:span text:style-name="Teletype"><text:span text:style-name="T62"> </text:span></text:span><text:span text:style-name="T62">function unlike the previous case where we passed only two parameters. </text:span></text:p>
              <text:p text:style-name="P33"/>
              <text:p text:style-name="P34"><text:span text:style-name="T62">The first two </text:span><text:span text:style-name="T65">parameters</text:span><text:span text:style-name="T62"> are same in both the cases. </text:span></text:p>
              <text:p text:style-name="P34"/>
              <text:p text:style-name="P35"><text:span text:style-name="T62">The first </text:span><text:span text:style-name="T65">parameter</text:span><text:span text:style-name="T62"> is the starting number of the sequence. </text:span><text:span text:style-name="T64">The </text:span><text:span text:style-name="T62">second </text:span><text:span text:style-name="T65">parameter</text:span><text:span text:style-name="T62"> is the end of the </text:span><text:span text:style-name="T65">range</text:span><text:span text:style-name="T62">. </text:span></text:p>
              <text:p text:style-name="P35"/>
              <text:p text:style-name="P35"><text:span text:style-name="T62">Note that the </text:span><text:span text:style-name="T65">sequence</text:span><text:span text:style-name="T62"> does not include the ending number. </text:span></text:p>
              <text:p text:style-name="P35"/>
              <text:p text:style-name="P35"><text:span text:style-name="T62">The third </text:span><text:span text:style-name="T65">parameter</text:span><text:span text:style-name="T62"> is for stepping through the </text:span><text:span text:style-name="T65">sequence</text:span><text:span text:style-name="T62">. Here we gave two which means we are </text:span><text:soft-page-break/><text:span text:style-name="T62">skipping every alternate element.<text:line-break/></text:span></text:p>
            </table:table-cell>
          </table:table-row>
          <table:table-row>
            <table:table-cell table:style-name="Table1.A1" office:value-type="string">
              <text:p text:style-name="P65">Show Slide </text:p>
              <text:p text:style-name="P122">Summary</text:p>
              <text:p text:style-name="P2"/>
            </table:table-cell>
            <table:table-cell table:style-name="Table1.A1" office:value-type="string">
              <text:p text:style-name="P65">This brings us to the end of the tutorial. In this tutorial, we learnt to,</text:p>
              <text:list xml:id="list1557576084063163663" text:style-name="L4">
                <text:list-header>
                  <text:p text:style-name="P157"/>
                </text:list-header>
                <text:list-item>
                  <text:p text:style-name="P155"><text:span text:style-name="T43">iterate over a list using </text:span><text:span text:style-name="Teletype"><text:span text:style-name="T58">for </text:span></text:span><text:span text:style-name="T58">loop</text:span></text:p>
                </text:list-item>
                <text:list-item>
                  <text:p text:style-name="P155"><text:span text:style-name="T43">use the </text:span><text:span text:style-name="Teletype"><text:span text:style-name="T58">range()</text:span></text:span><text:span text:style-name="Teletype"><text:span text:style-name="T43"> </text:span></text:span><text:span text:style-name="T43">function</text:span></text:p>
                </text:list-item>
              </text:list>
            </table:table-cell>
          </table:table-row>
          <table:table-row>
            <table:table-cell table:style-name="Table1.A4" office:value-type="string">
              <text:p text:style-name="P89">Show Slide </text:p>
              <text:p text:style-name="P127">Assignment</text:p>
              <text:p text:style-name="P28"/>
            </table:table-cell>
            <table:table-cell table:style-name="Table1.A4" office:value-type="string">
              <text:p text:style-name="Table_20_Contents">Here are some self assessment questions for you to solve</text:p>
              <text:p text:style-name="Table_20_Contents"/>
              <text:list xml:id="list7802938574687947189" text:style-name="L5">
                <text:list-item>
                  <text:p text:style-name="P158"><text:s/>Indentation is not mandatory in <text:span text:style-name="T2">Python</text:span></text:p>
                </text:list-item>
              </text:list>
              <text:list xml:id="list81094363339845059" text:style-name="L6">
                <text:list-item>
                  <text:p text:style-name="P159">True</text:p>
                </text:list-item>
                <text:list-item>
                  <text:p text:style-name="P159">False</text:p>
                  <text:p text:style-name="P159"/>
                </text:list-item>
              </text:list>
              <text:p text:style-name="Table_20_Contents"><text:span text:style-name="T52">2. </text:span><text:span text:style-name="T43">Writ</text:span><text:span text:style-name="T53">e</text:span><text:span text:style-name="T43"> a code using </text:span><text:span text:style-name="Teletype"><text:span text:style-name="T55">for </text:span></text:span><text:span text:style-name="T55">loop</text:span><text:span text:style-name="T43"> to print the product of all <text:s text:c="4"/>natural numbers from 1 to 20.</text:span></text:p>
              <text:p text:style-name="P150"/>
              <text:p text:style-name="Table_20_Contents">3. What will be the output of:</text:p>
              <text:p text:style-name="Table_20_Contents"><text:s text:c="4"/><text:span text:style-name="T83">range(1, 5)</text:span></text:p>
              <text:p text:style-name="Table_20_Contents"/>
            </table:table-cell>
          </table:table-row>
          <table:table-row>
            <table:table-cell table:style-name="Table1.A4" office:value-type="string">
              <text:p text:style-name="P90">Show Slide</text:p>
              <text:p text:style-name="P122">Solution of self assessment questions on slide</text:p>
              <text:p text:style-name="P29"/>
            </table:table-cell>
            <table:table-cell table:style-name="Table1.A4" office:value-type="string">
              <text:p text:style-name="P68">And the answers,</text:p>
              <text:p text:style-name="P68"/>
              <text:list xml:id="list6893776133915707982" text:style-name="L7">
                <text:list-item>
                  <text:p text:style-name="P152">False. <text:span text:style-name="T2">Indentation</text:span> is essential in <text:span text:style-name="T2">python</text:span>.</text:p>
                </text:list-item>
              </text:list>
              <text:p text:style-name="P126">2. </text:p>
              <text:p text:style-name="P131">y = 1</text:p>
              <text:p text:style-name="P146">for x in range(1,21):</text:p>
              <text:p text:style-name="P147"><text:s text:c="4"/><text:span text:style-name="T26">y*=x</text:span></text:p>
              <text:p text:style-name="P145">print y</text:p>
              <text:list xml:id="list4524854704814331531" text:style-name="L8">
                <text:list-header>
                  <text:p text:style-name="P153"><text:span text:style-name="Teletype"><text:span text:style-name="T54">3. </text:span></text:span><text:span text:style-name="Teletype"><text:span text:style-name="T58">range(1, 5)</text:span></text:span><text:span text:style-name="Teletype"><text:span text:style-name="T43"> </text:span></text:span><text:span text:style-name="T43">will produce a list of integers from 1 to 4. <text:s text:c="4"/>[1,2,3,4]</text:span></text:p>
                </text:list-header>
              </text:list>
              <text:p text:style-name="P134"/>
            </table:table-cell>
          </table:table-row>
          <table:table-row>
            <table:table-cell table:style-name="Table1.A1" office:value-type="string">
              <text:p text:style-name="P164">Show Slide</text:p>
              <text:p text:style-name="P164">Forum</text:p>
            </table:table-cell>
            <table:table-cell table:style-name="Table1.A1" office:value-type="string">
              <text:p text:style-name="P165">Please post your timed queries in this forum.</text:p>
            </table:table-cell>
          </table:table-row>
          <table:table-row>
            <table:table-cell table:style-name="Table1.A6" office:value-type="string">
              <text:p text:style-name="P164">Show Slide</text:p>
              <text:p text:style-name="P164">Fossee Forum</text:p>
            </table:table-cell>
            <table:table-cell table:style-name="Table1.A6" office:value-type="string">
              <text:p text:style-name="P165">Please post your general queries on Python in this forum.</text:p>
            </table:table-cell>
          </table:table-row>
          <table:table-row>
            <table:table-cell table:style-name="Table1.A6" office:value-type="string">
              <text:p text:style-name="P164">Show Slide</text:p>
              <text:p text:style-name="P164">Textbook Companion</text:p>
            </table:table-cell>
            <table:table-cell table:style-name="Table1.A6" office:value-type="string">
              <text:p text:style-name="P165">FOSSEE team coordinates the TBC project.</text:p>
            </table:table-cell>
          </table:table-row>
          <table:table-row>
            <table:table-cell table:style-name="Table1.A6" office:value-type="string">
              <text:p text:style-name="P164">Show Slide</text:p>
              <text:p text:style-name="P164"><text:soft-page-break/>Acknowledgment</text:p>
              <text:p text:style-name="P164">http://spoken-tutorial.org</text:p>
            </table:table-cell>
            <table:table-cell table:style-name="Table1.A6" office:value-type="string">
              <text:p text:style-name="P165">Spoken Tutorial Project is funded by NMEICT, MHRD, <text:soft-page-break/>Govt. of India.</text:p>
              <text:p text:style-name="P165">For more details, visit this website.</text:p>
            </table:table-cell>
          </table:table-row>
          <table:table-row>
            <table:table-cell table:style-name="Table1.A6" office:value-type="string">
              <text:p text:style-name="P164">Previous slide</text:p>
            </table:table-cell>
            <table:table-cell table:style-name="Table1.A6" office:value-type="string">
              <text:p text:style-name="P165">This is _________ from IIT Bombay (or FOSSEE, if you wish) signing off.</text:p>
              <text:p text:style-name="P165">Thank you.</text:p>
            </table:table-cell>
          </table:table-row>
        </table:table>
        <text:section text:style-name="Sect1" text:name="ContributionCredits">
          <text:h text:style-name="P136" text:outline-level="2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6cm" fo:margin-right="1.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11:50:36.288317768</meta:creation-date>
    <meta:editing-duration>PT7H13M40S</meta:editing-duration>
    <meta:editing-cycles>338</meta:editing-cycles>
    <meta:generator>LibreOffice/4.2.8.2$Linux_X86_64 LibreOffice_project/420m0$Build-2</meta:generator>
    <dc:date>2016-02-15T15:17:56.511955469</dc:date>
    <meta:document-statistic meta:table-count="1" meta:image-count="0" meta:object-count="0" meta:page-count="6" meta:paragraph-count="210" meta:word-count="1279" meta:character-count="7123" meta:non-whitespace-character-count="5951"/>
  </office:meta>
</office:document-meta>
</file>